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98.39pt"/>
    </style:style>
    <style:style style:name="co5" style:family="table-column">
      <style:table-column-properties fo:break-before="auto" style:column-width="151.65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184.1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05.56pt"/>
    </style:style>
    <style:style style:name="co11" style:family="table-column">
      <style:table-column-properties fo:break-before="auto" style:column-width="172.26pt"/>
    </style:style>
    <style:style style:name="co12" style:family="table-column">
      <style:table-column-properties fo:break-before="auto" style:column-width="128.55pt"/>
    </style:style>
    <style:style style:name="co13" style:family="table-column">
      <style:table-column-properties fo:break-before="auto" style:column-width="226.2pt"/>
    </style:style>
    <style:style style:name="co14" style:family="table-column">
      <style:table-column-properties fo:break-before="auto" style:column-width="107.94pt"/>
    </style:style>
    <style:style style:name="co15" style:family="table-column">
      <style:table-column-properties fo:break-before="auto" style:column-width="175.41pt"/>
    </style:style>
    <style:style style:name="co16" style:family="table-column">
      <style:table-column-properties fo:break-before="auto" style:column-width="119.85pt"/>
    </style:style>
    <style:style style:name="co17" style:family="table-column">
      <style:table-column-properties fo:break-before="auto" style:column-width="199.25pt"/>
    </style:style>
    <style:style style:name="co18" style:family="table-column">
      <style:table-column-properties fo:break-before="auto" style:column-width="118.29pt"/>
    </style:style>
    <style:style style:name="co19" style:family="table-column">
      <style:table-column-properties fo:break-before="auto" style:column-width="213.51pt"/>
    </style:style>
    <style:style style:name="co20" style:family="table-column">
      <style:table-column-properties fo:break-before="auto" style:column-width="185.75pt"/>
    </style:style>
    <style:style style:name="co21" style:family="table-column">
      <style:table-column-properties fo:break-before="auto" style:column-width="237.29pt"/>
    </style:style>
    <style:style style:name="co22" style:family="table-column">
      <style:table-column-properties fo:break-before="auto" style:column-width="92.86pt"/>
    </style:style>
    <style:style style:name="co23" style:family="table-column">
      <style:table-column-properties fo:break-before="auto" style:column-width="158.74pt"/>
    </style:style>
    <style:style style:name="co24" style:family="table-column">
      <style:table-column-properties fo:break-before="auto" style:column-width="209.51pt"/>
    </style:style>
    <style:style style:name="co25" style:family="table-column">
      <style:table-column-properties fo:break-before="auto" style:column-width="129.4pt"/>
    </style:style>
    <style:style style:name="co26" style:family="table-column">
      <style:table-column-properties fo:break-before="auto" style:column-width="189.64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6.51pt"/>
    </style:style>
    <style:style style:name="co29" style:family="table-column">
      <style:table-column-properties fo:break-before="auto" style:column-width="178.55pt"/>
    </style:style>
    <style:style style:name="co30" style:family="table-column">
      <style:table-column-properties fo:break-before="auto" style:column-width="159.51pt"/>
    </style:style>
    <style:style style:name="co31" style:family="table-column">
      <style:table-column-properties fo:break-before="auto" style:column-width="88.89pt"/>
    </style:style>
    <style:style style:name="co32" style:family="table-column">
      <style:table-column-properties fo:break-before="auto" style:column-width="191.31pt"/>
    </style:style>
    <style:style style:name="co33" style:family="table-column">
      <style:table-column-properties fo:break-before="auto" style:column-width="192.1pt"/>
    </style:style>
    <style:style style:name="co34" style:family="table-column">
      <style:table-column-properties fo:break-before="auto" style:column-width="100.74pt"/>
    </style:style>
    <style:style style:name="co35" style:family="table-column">
      <style:table-column-properties fo:break-before="auto" style:column-width="206.36pt"/>
    </style:style>
    <style:style style:name="co36" style:family="table-column">
      <style:table-column-properties fo:break-before="auto" style:column-width="201.66pt"/>
    </style:style>
    <style:style style:name="co37" style:family="table-column">
      <style:table-column-properties fo:break-before="auto" style:column-width="134.96pt"/>
    </style:style>
    <style:style style:name="co38" style:family="table-column">
      <style:table-column-properties fo:break-before="auto" style:column-width="157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sults_20_only_20_with_20_wind.fairness_20_algorith">
      <style:table-properties table:display="true" style:writing-mode="lr-tb"/>
    </style:style>
    <style:style style:name="ta3" style:family="table" style:master-page-name="PageStyle_5f_results_20_with_20_solar_20_only.fairness_20_algorithm">
      <style:table-properties table:display="true" style:writing-mode="lr-tb"/>
    </style:style>
    <style:style style:name="ta4" style:family="table" style:master-page-name="PageStyle_5f_results_20_with_20_wind_20_and_20_solar.fairness_20_algorithm">
      <style:table-properties table:display="true" style:writing-mode="lr-tb"/>
    </style:style>
    <style:style style:name="ta5" style:family="table" style:master-page-name="PageStyle_5f_new_20_algorithm.wind_20_and_20_solar">
      <style:table-properties table:display="true" style:writing-mode="lr-tb"/>
    </style:style>
    <style:style style:name="ta6" style:family="table" style:master-page-name="PageStyle_5f_only_20_solar.new_20_algorithm">
      <style:table-properties table:display="true" style:writing-mode="lr-tb"/>
    </style:style>
    <style:style style:name="ta7" style:family="table" style:master-page-name="PageStyle_5f_only_20_wind.new_20_algorith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9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>
            <text:p>Total Household Load</text:p>
          </table:table-cell>
          <table:table-cell table:style-name="ce3" office:value-type="string" calcext:value-type="string">
            <text:p>Total Commercial Load</text:p>
          </table:table-cell>
          <table:table-cell table:style-name="ce3" office:value-type="string" calcext:value-type="string">
            <text:p>Total Household + Commercial Loa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 actual</text:p>
          </table:table-cell>
          <table:table-cell office:value-type="string" calcext:value-type="string">
            <text:p>total production</text:p>
          </table:table-cell>
          <table:table-cell office:value-type="string" calcext:value-type="string">
            <text:p>price only with wind</text:p>
          </table:table-cell>
          <table:table-cell office:value-type="string" calcext:value-type="string">
            <text:p>price only with solar</text:p>
          </table:table-cell>
          <table:table-cell office:value-type="string" calcext:value-type="string">
            <text:p>price wind and solar</text:p>
          </table:table-cell>
          <table:table-cell office:value-type="string" calcext:value-type="string">
            <text:p>price. Wind.new algorithm</text:p>
          </table:table-cell>
          <table:table-cell office:value-type="string" calcext:value-type="string">
            <text:p>Price.solar.new algorithm</text:p>
          </table:table-cell>
          <table:table-cell office:value-type="string" calcext:value-type="string">
            <text:p>Price solar and wind new algorithm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: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office:value-type="float" office:value="104.31" calcext:value-type="float">
            <text:p>104.31</text:p>
          </table:table-cell>
          <table:table-cell office:value-type="float" office:value="0" calcext:value-type="float">
            <text:p>0</text:p>
          </table:table-cell>
          <table:table-cell table:formula="of:=SUM([.E2];[.F2])" office:value-type="float" office:value="104.31" calcext:value-type="float">
            <text:p>104.31</text:p>
          </table:table-cell>
          <table:table-cell office:value-type="float" office:value="26.65" calcext:value-type="float">
            <text:p>26.65</text:p>
          </table:table-cell>
          <table:table-cell office:value-type="float" office:value="28.69" calcext:value-type="float">
            <text:p>28.69</text:p>
          </table:table-cell>
          <table:table-cell office:value-type="float" office:value="26.65" calcext:value-type="float">
            <text:p>26.65</text:p>
          </table:table-cell>
          <table:table-cell office:value-type="float" office:value="25.98" calcext:value-type="float">
            <text:p>25.98</text:p>
          </table:table-cell>
          <table:table-cell office:value-type="float" office:value="27.4" calcext:value-type="float">
            <text:p>27.4</text:p>
          </table:table-cell>
          <table:table-cell office:value-type="float" office:value="25.98" calcext:value-type="float">
            <text:p>25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E3];[.F3])" office:value-type="float" office:value="0" calcext:value-type="float">
            <text:p>0</text:p>
          </table:table-cell>
          <table:table-cell table:number-columns-repeated="3" office:value-type="float" office:value="28.05" calcext:value-type="float">
            <text:p>28.05</text:p>
          </table:table-cell>
          <table:table-cell table:number-columns-repeated="3" office:value-type="float" office:value="26.86" calcext:value-type="float">
            <text:p>26.8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: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77.99" calcext:value-type="float">
            <text:p>77.99</text:p>
          </table:table-cell>
          <table:table-cell office:value-type="float" office:value="0" calcext:value-type="float">
            <text:p>0</text:p>
          </table:table-cell>
          <table:table-cell table:formula="of:=SUM([.E4];[.F4])" office:value-type="float" office:value="77.99" calcext:value-type="float">
            <text:p>77.99</text:p>
          </table:table-cell>
          <table:table-cell office:value-type="float" office:value="24.34" calcext:value-type="float">
            <text:p>24.34</text:p>
          </table:table-cell>
          <table:table-cell office:value-type="float" office:value="26.92" calcext:value-type="float">
            <text:p>26.92</text:p>
          </table:table-cell>
          <table:table-cell office:value-type="float" office:value="24.34" calcext:value-type="float">
            <text:p>24.34</text:p>
          </table:table-cell>
          <table:table-cell office:value-type="float" office:value="23.73" calcext:value-type="float">
            <text:p>23.73</text:p>
          </table:table-cell>
          <table:table-cell office:value-type="float" office:value="25.91" calcext:value-type="float">
            <text:p>25.91</text:p>
          </table:table-cell>
          <table:table-cell office:value-type="float" office:value="23.73" calcext:value-type="float">
            <text:p>23.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42.58" calcext:value-type="float">
            <text:p>42.58</text:p>
          </table:table-cell>
          <table:table-cell office:value-type="float" office:value="90" calcext:value-type="float">
            <text:p>90</text:p>
          </table:table-cell>
          <table:table-cell table:formula="of:=SUM([.E5];[.F5])" office:value-type="float" office:value="132.58" calcext:value-type="float">
            <text:p>132.58</text:p>
          </table:table-cell>
          <table:table-cell office:value-type="float" office:value="23.81" calcext:value-type="float">
            <text:p>23.81</text:p>
          </table:table-cell>
          <table:table-cell office:value-type="float" office:value="23.64" calcext:value-type="float">
            <text:p>23.64</text:p>
          </table:table-cell>
          <table:table-cell office:value-type="float" office:value="23.45" calcext:value-type="float">
            <text:p>23.45</text:p>
          </table:table-cell>
          <table:table-cell office:value-type="float" office:value="23.29" calcext:value-type="float">
            <text:p>23.29</text:p>
          </table:table-cell>
          <table:table-cell office:value-type="float" office:value="23.15" calcext:value-type="float">
            <text:p>23.15</text:p>
          </table:table-cell>
          <table:table-cell office:value-type="float" office:value="22.98" calcext:value-type="float">
            <text:p>22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4:0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204.78" calcext:value-type="float">
            <text:p>204.78</text:p>
          </table:table-cell>
          <table:table-cell office:value-type="float" office:value="506" calcext:value-type="float">
            <text:p>506</text:p>
          </table:table-cell>
          <table:table-cell table:formula="of:=SUM([.E6];[.F6])" office:value-type="float" office:value="710.78" calcext:value-type="float">
            <text:p>710.78</text:p>
          </table:table-cell>
          <table:table-cell office:value-type="float" office:value="23.05" calcext:value-type="float">
            <text:p>23.05</text:p>
          </table:table-cell>
          <table:table-cell office:value-type="float" office:value="21.35" calcext:value-type="float">
            <text:p>21.35</text:p>
          </table:table-cell>
          <table:table-cell office:value-type="float" office:value="20.56" calcext:value-type="float">
            <text:p>20.56</text:p>
          </table:table-cell>
          <table:table-cell office:value-type="float" office:value="22.65" calcext:value-type="float">
            <text:p>22.65</text:p>
          </table:table-cell>
          <table:table-cell office:value-type="float" office:value="21.22" calcext:value-type="float">
            <text:p>21.22</text:p>
          </table:table-cell>
          <table:table-cell office:value-type="float" office:value="20.55" calcext:value-type="float">
            <text:p>20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formula="of:=SUM([.E7];[.F7])" office:value-type="float" office:value="1017" calcext:value-type="float">
            <text:p>1017</text:p>
          </table:table-cell>
          <table:table-cell office:value-type="float" office:value="26.68" calcext:value-type="float">
            <text:p>26.68</text:p>
          </table:table-cell>
          <table:table-cell table:number-columns-repeated="2" office:value-type="float" office:value="18.03" calcext:value-type="float">
            <text:p>18.03</text:p>
          </table:table-cell>
          <table:table-cell office:value-type="float" office:value="25.71" calcext:value-type="float">
            <text:p>25.71</text:p>
          </table:table-cell>
          <table:table-cell table:number-columns-repeated="2" office:value-type="float" office:value="18.04" calcext:value-type="float">
            <text:p>18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6: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3.83" calcext:value-type="float">
            <text:p>3.83</text:p>
          </table:table-cell>
          <table:table-cell office:value-type="float" office:value="1417" calcext:value-type="float">
            <text:p>1417</text:p>
          </table:table-cell>
          <table:table-cell table:formula="of:=SUM([.E8];[.F8])" office:value-type="float" office:value="1420.83" calcext:value-type="float">
            <text:p>1420.83</text:p>
          </table:table-cell>
          <table:table-cell office:value-type="float" office:value="28.08" calcext:value-type="float">
            <text:p>28.08</text:p>
          </table:table-cell>
          <table:table-cell table:number-columns-repeated="2" office:value-type="float" office:value="20.46" calcext:value-type="float">
            <text:p>20.46</text:p>
          </table:table-cell>
          <table:table-cell office:value-type="float" office:value="26.97" calcext:value-type="float">
            <text:p>26.97</text:p>
          </table:table-cell>
          <table:table-cell office:value-type="float" office:value="20.13" calcext:value-type="float">
            <text:p>20.13</text:p>
          </table:table-cell>
          <table:table-cell office:value-type="float" office:value="20.12" calcext:value-type="float">
            <text:p>20.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1.51" calcext:value-type="float">
            <text:p>1.51</text:p>
          </table:table-cell>
          <table:table-cell table:style-name="ce3" office:value-type="float" office:value="42.11" calcext:value-type="float">
            <text:p>42.11</text:p>
          </table:table-cell>
          <table:table-cell office:value-type="float" office:value="1692" calcext:value-type="float">
            <text:p>1692</text:p>
          </table:table-cell>
          <table:table-cell table:formula="of:=SUM([.E9];[.F9])" office:value-type="float" office:value="1734.11" calcext:value-type="float">
            <text:p>1734.11</text:p>
          </table:table-cell>
          <table:table-cell office:value-type="float" office:value="26.12" calcext:value-type="float">
            <text:p>26.12</text:p>
          </table:table-cell>
          <table:table-cell table:number-columns-repeated="2" office:value-type="float" office:value="20.47" calcext:value-type="float">
            <text:p>20.47</text:p>
          </table:table-cell>
          <table:table-cell office:value-type="float" office:value="25.67" calcext:value-type="float">
            <text:p>25.67</text:p>
          </table:table-cell>
          <table:table-cell office:value-type="float" office:value="20.25" calcext:value-type="float">
            <text:p>20.25</text:p>
          </table:table-cell>
          <table:table-cell office:value-type="float" office:value="20.19" calcext:value-type="float">
            <text:p>20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8:00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table:formula="of:=SUM([.E10];[.F10])" office:value-type="float" office:value="1838" calcext:value-type="float">
            <text:p>1838</text:p>
          </table:table-cell>
          <table:table-cell office:value-type="float" office:value="28.69" calcext:value-type="float">
            <text:p>28.69</text:p>
          </table:table-cell>
          <table:table-cell table:number-columns-repeated="2" office:value-type="float" office:value="20.65" calcext:value-type="float">
            <text:p>20.65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21.55" calcext:value-type="float">
            <text:p>21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2.32" calcext:value-type="float">
            <text:p>2.32</text:p>
          </table:table-cell>
          <table:table-cell table:style-name="ce3" office:value-type="float" office:value="37.8" calcext:value-type="float">
            <text:p>37.8</text:p>
          </table:table-cell>
          <table:table-cell office:value-type="float" office:value="1878" calcext:value-type="float">
            <text:p>1878</text:p>
          </table:table-cell>
          <table:table-cell table:formula="of:=SUM([.E11];[.F11])" office:value-type="float" office:value="1915.8" calcext:value-type="float">
            <text:p>1915.8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0.71" calcext:value-type="float">
            <text:p>20.71</text:p>
          </table:table-cell>
          <table:table-cell office:value-type="float" office:value="26.43" calcext:value-type="float">
            <text:p>26.43</text:p>
          </table:table-cell>
          <table:table-cell office:value-type="float" office:value="22.04" calcext:value-type="float">
            <text:p>22.04</text:p>
          </table:table-cell>
          <table:table-cell office:value-type="float" office:value="21.99" calcext:value-type="float">
            <text:p>21.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0:00</text:p>
          </table:table-cell>
          <table:table-cell table:style-name="ce3" office:value-type="float" office:value="1.28" calcext:value-type="float">
            <text:p>1.28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41.15" calcext:value-type="float">
            <text:p>41.15</text:p>
          </table:table-cell>
          <table:table-cell office:value-type="float" office:value="1832" calcext:value-type="float">
            <text:p>1832</text:p>
          </table:table-cell>
          <table:table-cell table:formula="of:=SUM([.E12];[.F12])" office:value-type="float" office:value="1873.15" calcext:value-type="float">
            <text:p>1873.15</text:p>
          </table:table-cell>
          <table:table-cell office:value-type="float" office:value="26.43" calcext:value-type="float">
            <text:p>26.43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2" calcext:value-type="float">
            <text:p>20.72</text:p>
          </table:table-cell>
          <table:table-cell office:value-type="float" office:value="26.4" calcext:value-type="float">
            <text:p>26.4</text:p>
          </table:table-cell>
          <table:table-cell office:value-type="float" office:value="22.15" calcext:value-type="float">
            <text:p>22.15</text:p>
          </table:table-cell>
          <table:table-cell office:value-type="float" office:value="22.1" calcext:value-type="float">
            <text:p>22.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2.34" calcext:value-type="float">
            <text:p>2.34</text:p>
          </table:table-cell>
          <table:table-cell table:style-name="ce3" office:value-type="float" office:value="78.95" calcext:value-type="float">
            <text:p>78.95</text:p>
          </table:table-cell>
          <table:table-cell office:value-type="float" office:value="1669" calcext:value-type="float">
            <text:p>1669</text:p>
          </table:table-cell>
          <table:table-cell table:formula="of:=SUM([.E13];[.F13])" office:value-type="float" office:value="1747.95" calcext:value-type="float">
            <text:p>1747.95</text:p>
          </table:table-cell>
          <table:table-cell office:value-type="float" office:value="26.38" calcext:value-type="float">
            <text:p>26.38</text:p>
          </table:table-cell>
          <table:table-cell office:value-type="float" office:value="20.77" calcext:value-type="float">
            <text:p>20.77</text:p>
          </table:table-cell>
          <table:table-cell office:value-type="float" office:value="20.75" calcext:value-type="float">
            <text:p>20.75</text:p>
          </table:table-cell>
          <table:table-cell office:value-type="float" office:value="26.38" calcext:value-type="float">
            <text:p>26.38</text:p>
          </table:table-cell>
          <table:table-cell office:value-type="float" office:value="22.38" calcext:value-type="float">
            <text:p>22.38</text:p>
          </table:table-cell>
          <table:table-cell office:value-type="float" office:value="22.25" calcext:value-type="float">
            <text:p>22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2: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table:formula="of:=SUM([.E14];[.F14])" office:value-type="float" office:value="1380" calcext:value-type="float">
            <text:p>1380</text:p>
          </table:table-cell>
          <table:table-cell office:value-type="float" office:value="28.69" calcext:value-type="float">
            <text:p>28.69</text:p>
          </table:table-cell>
          <table:table-cell table:number-columns-repeated="2" office:value-type="float" office:value="20.8" calcext:value-type="float">
            <text:p>20.8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22.72" calcext:value-type="float">
            <text:p>22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3: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.96" calcext:value-type="float">
            <text:p>1.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formula="of:=SUM([.E15];[.F15])" office:value-type="float" office:value="962" calcext:value-type="float">
            <text:p>962</text:p>
          </table:table-cell>
          <table:table-cell office:value-type="float" office:value="28.69" calcext:value-type="float">
            <text:p>28.69</text:p>
          </table:table-cell>
          <table:table-cell table:number-columns-repeated="2" office:value-type="float" office:value="21.55" calcext:value-type="float">
            <text:p>21.55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23.68" calcext:value-type="float">
            <text:p>23.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4: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SUM([.E16];[.F16])" office:value-type="float" office:value="76" calcext:value-type="float">
            <text:p>76</text:p>
          </table:table-cell>
          <table:table-cell office:value-type="float" office:value="28.69" calcext:value-type="float">
            <text:p>28.69</text:p>
          </table:table-cell>
          <table:table-cell table:number-columns-repeated="2" office:value-type="float" office:value="27.44" calcext:value-type="float">
            <text:p>27.44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26.6" calcext:value-type="float">
            <text:p>26.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5:0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56.94" calcext:value-type="float">
            <text:p>56.94</text:p>
          </table:table-cell>
          <table:table-cell office:value-type="float" office:value="0" calcext:value-type="float">
            <text:p>0</text:p>
          </table:table-cell>
          <table:table-cell table:formula="of:=SUM([.E17];[.F17])" office:value-type="float" office:value="56.94" calcext:value-type="float">
            <text:p>56.94</text:p>
          </table:table-cell>
          <table:table-cell office:value-type="float" office:value="27.16" calcext:value-type="float">
            <text:p>27.16</text:p>
          </table:table-cell>
          <table:table-cell office:value-type="float" office:value="28.69" calcext:value-type="float">
            <text:p>28.69</text:p>
          </table:table-cell>
          <table:table-cell office:value-type="float" office:value="27.16" calcext:value-type="float">
            <text:p>27.16</text:p>
          </table:table-cell>
          <table:table-cell office:value-type="float" office:value="26.41" calcext:value-type="float">
            <text:p>26.41</text:p>
          </table:table-cell>
          <table:table-cell office:value-type="float" office:value="27.4" calcext:value-type="float">
            <text:p>27.4</text:p>
          </table:table-cell>
          <table:table-cell office:value-type="float" office:value="26.41" calcext:value-type="float">
            <text:p>26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6:00</text:p>
          </table:table-cell>
          <table:table-cell table:number-columns-repeated="2" table:style-name="ce3" office:value-type="float" office:value="1.02" calcext:value-type="float">
            <text:p>1.02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  <table:table-cell table:formula="of:=SUM([.E18];[.F18])" office:value-type="float" office:value="10.53" calcext:value-type="float">
            <text:p>10.53</text:p>
          </table:table-cell>
          <table:table-cell office:value-type="float" office:value="28.1" calcext:value-type="float">
            <text:p>28.1</text:p>
          </table:table-cell>
          <table:table-cell office:value-type="float" office:value="28.69" calcext:value-type="float">
            <text:p>28.69</text:p>
          </table:table-cell>
          <table:table-cell office:value-type="float" office:value="28.1" calcext:value-type="float">
            <text:p>28.1</text:p>
          </table:table-cell>
          <table:table-cell office:value-type="float" office:value="27.14" calcext:value-type="float">
            <text:p>27.14</text:p>
          </table:table-cell>
          <table:table-cell office:value-type="float" office:value="27.4" calcext:value-type="float">
            <text:p>27.4</text:p>
          </table:table-cell>
          <table:table-cell office:value-type="float" office:value="27.14" calcext:value-type="float">
            <text:p>27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7:00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6.22" calcext:value-type="float">
            <text:p>6.22</text:p>
          </table:table-cell>
          <table:table-cell office:value-type="float" office:value="0" calcext:value-type="float">
            <text:p>0</text:p>
          </table:table-cell>
          <table:table-cell table:formula="of:=SUM([.E19];[.F19])" office:value-type="float" office:value="6.22" calcext:value-type="float">
            <text:p>6.22</text:p>
          </table:table-cell>
          <table:table-cell office:value-type="float" office:value="26.34" calcext:value-type="float">
            <text:p>26.34</text:p>
          </table:table-cell>
          <table:table-cell office:value-type="float" office:value="28.69" calcext:value-type="float">
            <text:p>28.69</text:p>
          </table:table-cell>
          <table:table-cell office:value-type="float" office:value="26.34" calcext:value-type="float">
            <text:p>26.34</text:p>
          </table:table-cell>
          <table:table-cell office:value-type="float" office:value="26.37" calcext:value-type="float">
            <text:p>26.37</text:p>
          </table:table-cell>
          <table:table-cell office:value-type="float" office:value="27.4" calcext:value-type="float">
            <text:p>27.4</text:p>
          </table:table-cell>
          <table:table-cell office:value-type="float" office:value="26.37" calcext:value-type="float">
            <text:p>26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8:00</text:p>
          </table:table-cell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.29" calcext:value-type="float">
            <text:p>3.29</text:p>
          </table:table-cell>
          <table:table-cell table:style-name="ce3" office:value-type="float" office:value="9.57" calcext:value-type="float">
            <text:p>9.57</text:p>
          </table:table-cell>
          <table:table-cell office:value-type="float" office:value="0" calcext:value-type="float">
            <text:p>0</text:p>
          </table:table-cell>
          <table:table-cell table:formula="of:=SUM([.E20];[.F20])" office:value-type="float" office:value="9.57" calcext:value-type="float">
            <text:p>9.57</text:p>
          </table:table-cell>
          <table:table-cell office:value-type="float" office:value="26.83" calcext:value-type="float">
            <text:p>26.83</text:p>
          </table:table-cell>
          <table:table-cell office:value-type="float" office:value="28.69" calcext:value-type="float">
            <text:p>28.69</text:p>
          </table:table-cell>
          <table:table-cell office:value-type="float" office:value="26.83" calcext:value-type="float">
            <text:p>26.83</text:p>
          </table:table-cell>
          <table:table-cell office:value-type="float" office:value="26.77" calcext:value-type="float">
            <text:p>26.77</text:p>
          </table:table-cell>
          <table:table-cell office:value-type="float" office:value="27.4" calcext:value-type="float">
            <text:p>27.4</text:p>
          </table:table-cell>
          <table:table-cell office:value-type="float" office:value="26.77" calcext:value-type="float">
            <text:p>26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9:00</text:p>
          </table:table-cell>
          <table:table-cell table:style-name="ce3" office:value-type="float" office:value="4.06" calcext:value-type="float">
            <text:p>4.0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E21];[.F21])" office:value-type="float" office:value="0" calcext:value-type="float">
            <text:p>0</text:p>
          </table:table-cell>
          <table:table-cell table:number-columns-repeated="3" office:value-type="float" office:value="28.69" calcext:value-type="float">
            <text:p>28.69</text:p>
          </table:table-cell>
          <table:table-cell table:number-columns-repeated="3" office:value-type="float" office:value="27.4" calcext:value-type="float">
            <text:p>27.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0:00</text:p>
          </table:table-cell>
          <table:table-cell table:style-name="ce3" office:value-type="float" office:value="5.22" calcext:value-type="float">
            <text:p>5.22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E22];[.F22])" office:value-type="float" office:value="0" calcext:value-type="float">
            <text:p>0</text:p>
          </table:table-cell>
          <table:table-cell table:number-columns-repeated="3" office:value-type="float" office:value="28.69" calcext:value-type="float">
            <text:p>28.69</text:p>
          </table:table-cell>
          <table:table-cell table:number-columns-repeated="3" office:value-type="float" office:value="27.4" calcext:value-type="float">
            <text:p>27.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1:00</text:p>
          </table:table-cell>
          <table:table-cell table:style-name="ce3" office:value-type="float" office:value="4.91" calcext:value-type="float">
            <text:p>4.9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45.45" calcext:value-type="float">
            <text:p>45.45</text:p>
          </table:table-cell>
          <table:table-cell office:value-type="float" office:value="0" calcext:value-type="float">
            <text:p>0</text:p>
          </table:table-cell>
          <table:table-cell table:formula="of:=SUM([.E23];[.F23])" office:value-type="float" office:value="45.45" calcext:value-type="float">
            <text:p>45.45</text:p>
          </table:table-cell>
          <table:table-cell office:value-type="float" office:value="26.95" calcext:value-type="float">
            <text:p>26.95</text:p>
          </table:table-cell>
          <table:table-cell office:value-type="float" office:value="28.69" calcext:value-type="float">
            <text:p>28.69</text:p>
          </table:table-cell>
          <table:table-cell table:number-columns-repeated="2" office:value-type="float" office:value="26.95" calcext:value-type="float">
            <text:p>26.95</text:p>
          </table:table-cell>
          <table:table-cell office:value-type="float" office:value="27.4" calcext:value-type="float">
            <text:p>27.4</text:p>
          </table:table-cell>
          <table:table-cell office:value-type="float" office:value="26.95" calcext:value-type="float">
            <text:p>26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2:00</text:p>
          </table:table-cell>
          <table:table-cell table:style-name="ce3" office:value-type="float" office:value="3.15" calcext:value-type="float">
            <text:p>3.1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3.64" calcext:value-type="float">
            <text:p>3.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E24];[.F24])" office:value-type="float" office:value="0" calcext:value-type="float">
            <text:p>0</text:p>
          </table:table-cell>
          <table:table-cell table:number-columns-repeated="3" office:value-type="float" office:value="28.69" calcext:value-type="float">
            <text:p>28.69</text:p>
          </table:table-cell>
          <table:table-cell table:number-columns-repeated="3" office:value-type="float" office:value="27.4" calcext:value-type="float">
            <text:p>27.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3:00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.87" calcext:value-type="float">
            <text:p>1.8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E25];[.F25])" office:value-type="float" office:value="0" calcext:value-type="float">
            <text:p>0</text:p>
          </table:table-cell>
          <table:table-cell table:number-columns-repeated="3" office:value-type="float" office:value="28.69" calcext:value-type="float">
            <text:p>28.69</text:p>
          </table:table-cell>
          <table:table-cell table:number-columns-repeated="3" office:value-type="float" office:value="27.4" calcext:value-type="float">
            <text:p>27.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tal kWh/day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 kWh/year</text:p>
          </table:table-cell>
          <table:table-cell table:style-name="ce3" office:value-type="float" office:value="13566" calcext:value-type="float">
            <text:p>13566</text:p>
          </table:table-cell>
          <table:table-cell table:style-name="ce3" office:value-type="float" office:value="6144" calcext:value-type="float">
            <text:p>6144</text:p>
          </table:table-cell>
          <table:table-cell table:style-name="ce3" office:value-type="string" calcext:value-type="string">
            <text:p>19,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x kW/day</text:p>
          </table:table-cell>
          <table:table-cell table:style-name="ce3" office:value-type="float" office:value="5.22" calcext:value-type="float">
            <text:p>5.22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5.86" calcext:value-type="float">
            <text:p>5.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n kW/day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51" table:end-x="59.07pt" table:end-y="3.74pt" draw:z-index="1" draw:name="Chart 2" draw:style-name="gr1" draw:text-style-name="P1" svg:width="433.47pt" svg:height="251.18pt" svg:x="8.25pt" svg:y="7.63pt">
              <loext:p draw:notify-on-update-of-ranges="Sheet1.A2:Sheet1.A25 Sheet1.E1:Sheet1.E1 Sheet1.E2:Sheet1.E25 Sheet1.F1:Sheet1.F1 Sheet1.F2:Sheet1.F25 Sheet1.G1:Sheet1.G1 Sheet1.G2:Sheet1.G2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M51" table:end-x="53.57pt" table:end-y="10.46pt" draw:z-index="0" draw:name="Chart 1" draw:style-name="gr1" draw:text-style-name="P1" svg:width="431.23pt" svg:height="254.92pt" svg:x="9.75pt" svg:y="10.6pt">
              <loext:p draw:notify-on-update-of-ranges="Sheet1.A3:Sheet1.A26 Sheet1.B1:Sheet1.B1 Sheet1.B2:Sheet1.B25 Sheet1.C1:Sheet1.C1 Sheet1.C2:Sheet1.C25 Sheet1.D1:Sheet1.D1 Sheet1.D2:Sheet1.D2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96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 only with wind.fairness algorith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with fairness algorithm</text:p>
          </table:table-cell>
          <table:table-cell table:number-columns-repeated="1020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695" calcext:value-type="float">
            <text:p>0.695</text:p>
          </table:table-cell>
          <table:table-cell office:value-type="float" office:value="8.535" calcext:value-type="float">
            <text:p>8.535</text:p>
          </table:table-cell>
          <table:table-cell office:value-type="float" office:value="8.482" calcext:value-type="float">
            <text:p>8.48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67" calcext:value-type="float">
            <text:p>6.67</text:p>
          </table:table-cell>
          <table:table-cell table:number-columns-repeated="102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75" calcext:value-type="float">
            <text:p>0.475</text:p>
          </table:table-cell>
          <table:table-cell office:value-type="float" office:value="5.666" calcext:value-type="float">
            <text:p>5.666</text:p>
          </table:table-cell>
          <table:table-cell office:value-type="float" office:value="4.818" calcext:value-type="float">
            <text:p>4.818</text:p>
          </table:table-cell>
          <table:table-cell table:number-columns-repeated="1020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253" calcext:value-type="float">
            <text:p>0.253</text:p>
          </table:table-cell>
          <table:table-cell office:value-type="float" office:value="5.236" calcext:value-type="float">
            <text:p>5.236</text:p>
          </table:table-cell>
          <table:table-cell office:value-type="float" office:value="5.184" calcext:value-type="float">
            <text:p>5.184</text:p>
          </table:table-cell>
          <table:table-cell table:number-columns-repeated="1020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5.236" calcext:value-type="float">
            <text:p>5.236</text:p>
          </table:table-cell>
          <table:table-cell office:value-type="float" office:value="4.947" calcext:value-type="float">
            <text:p>4.94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451" calcext:value-type="float">
            <text:p>5.451</text:p>
          </table:table-cell>
          <table:table-cell table:number-columns-repeated="1020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27" calcext:value-type="float">
            <text:p>0.027</text:p>
          </table:table-cell>
          <table:table-cell office:value-type="float" office:value="7.459" calcext:value-type="float">
            <text:p>7.459</text:p>
          </table:table-cell>
          <table:table-cell office:value-type="float" office:value="7.454" calcext:value-type="float">
            <text:p>7.454</text:p>
          </table:table-cell>
          <table:table-cell table:number-columns-repeated="1020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275" calcext:value-type="float">
            <text:p>0.27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847" calcext:value-type="float">
            <text:p>14.847</text:p>
          </table:table-cell>
          <table:table-cell table:number-columns-repeated="1020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25" calcext:value-type="float">
            <text:p>0.2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2" calcext:value-type="float">
            <text:p>16.62</text:p>
          </table:table-cell>
          <table:table-cell table:number-columns-repeated="1020"/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272" calcext:value-type="float">
            <text:p>0.272</text:p>
          </table:table-cell>
          <table:table-cell office:value-type="float" office:value="16.855" calcext:value-type="float">
            <text:p>16.855</text:p>
          </table:table-cell>
          <table:table-cell office:value-type="float" office:value="16.832" calcext:value-type="float">
            <text:p>16.832</text:p>
          </table:table-cell>
          <table:table-cell table:number-columns-repeated="1020"/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521" calcext:value-type="float">
            <text:p>0.521</text:p>
          </table:table-cell>
          <table:table-cell office:value-type="float" office:value="16.784" calcext:value-type="float">
            <text:p>16.784</text:p>
          </table:table-cell>
          <table:table-cell office:value-type="float" office:value="16.738" calcext:value-type="float">
            <text:p>16.73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632" calcext:value-type="float">
            <text:p>14.63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058" calcext:value-type="float">
            <text:p>14.05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843" calcext:value-type="float">
            <text:p>13.843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87" calcext:value-type="float">
            <text:p>0.387</text:p>
          </table:table-cell>
          <table:table-cell office:value-type="float" office:value="13.413" calcext:value-type="float">
            <text:p>13.413</text:p>
          </table:table-cell>
          <table:table-cell office:value-type="float" office:value="13.391" calcext:value-type="float">
            <text:p>13.391</text:p>
          </table:table-cell>
          <table:table-cell table:number-columns-repeated="1020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74" calcext:value-type="float">
            <text:p>0.074</text:p>
          </table:table-cell>
          <table:table-cell office:value-type="float" office:value="14.632" calcext:value-type="float">
            <text:p>14.632</text:p>
          </table:table-cell>
          <table:table-cell office:value-type="float" office:value="14.62" calcext:value-type="float">
            <text:p>14.62</text:p>
          </table:table-cell>
          <table:table-cell table:number-columns-repeated="1020"/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0.41" calcext:value-type="float">
            <text:p>0.41</text:p>
          </table:table-cell>
          <table:table-cell office:value-type="float" office:value="17.788" calcext:value-type="float">
            <text:p>17.788</text:p>
          </table:table-cell>
          <table:table-cell office:value-type="float" office:value="17.784" calcext:value-type="float">
            <text:p>17.784</text:p>
          </table:table-cell>
          <table:table-cell table:number-columns-repeated="1020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42" calcext:value-type="float">
            <text:p>0.642</text:p>
          </table:table-cell>
          <table:table-cell office:value-type="float" office:value="23.598" calcext:value-type="float">
            <text:p>23.598</text:p>
          </table:table-cell>
          <table:table-cell office:value-type="float" office:value="23.553" calcext:value-type="float">
            <text:p>23.55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711" calcext:value-type="float">
            <text:p>33.7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031" calcext:value-type="float">
            <text:p>42.031</text:p>
          </table:table-cell>
          <table:table-cell table:number-columns-repeated="102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06" calcext:value-type="float">
            <text:p>0.306</text:p>
          </table:table-cell>
          <table:table-cell office:value-type="float" office:value="39.807" calcext:value-type="float">
            <text:p>39.807</text:p>
          </table:table-cell>
          <table:table-cell office:value-type="float" office:value="39.788" calcext:value-type="float">
            <text:p>39.78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108" calcext:value-type="float">
            <text:p>26.10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413" calcext:value-type="float">
            <text:p>13.41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tal gain(only wind)</text:p>
          </table:table-cell>
          <table:table-cell table:style-name="ce5" office:value-type="string" calcext:value-type="string">
            <text:p>Total gain fairness algorithm(only wind)</text:p>
          </table:table-cell>
          <table:table-cell table:style-name="ce5" office:value-type="string" calcext:value-type="string">
            <text:p>total payments</text:p>
          </table:table-cell>
          <table:table-cell office:value-type="string" calcext:value-type="string">
            <text:p>payments with fairness algorithm</text:p>
          </table:table-cell>
          <table:table-cell table:number-columns-repeated="1020"/>
        </table:table-row>
        <table:table-row table:style-name="ro1">
          <table:table-cell table:formula="of:=SUM([.A2:.A25])" office:value-type="float" office:value="2.6111" calcext:value-type="float">
            <text:p>2.6111</text:p>
          </table:table-cell>
          <table:table-cell table:style-name="ce7" table:formula="of:=SUM([.B2:.B25])" office:value-type="float" office:value="5.767" calcext:value-type="float">
            <text:p>5.767</text:p>
          </table:table-cell>
          <table:table-cell table:formula="of:=SUM([.C2:.C25])" office:value-type="float" office:value="387.243" calcext:value-type="float">
            <text:p>387.243</text:p>
          </table:table-cell>
          <table:table-cell table:formula="of:=SUM([.D2:.D25])" office:value-type="float" office:value="385.775" calcext:value-type="float">
            <text:p>385.7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Profit %</text:p>
          </table:table-cell>
          <table:table-cell table:style-name="ce6" office:value-type="string" calcext:value-type="string">
            <text:p>DIfference</text:p>
          </table:table-cell>
          <table:table-cell table:style-name="ce6" office:value-type="string" calcext:value-type="string">
            <text:p>Difference %</text:p>
          </table:table-cell>
          <table:table-cell table:number-columns-repeated="1020"/>
        </table:table-row>
        <table:table-row table:style-name="ro1">
          <table:table-cell table:formula="of:=[.B27]-[.A27]" office:value-type="float" office:value="3.1559" calcext:value-type="float">
            <text:p>3.1559</text:p>
          </table:table-cell>
          <table:table-cell table:style-name="ce6" table:formula="of:=[.A30]/[.A27] %" office:value-type="float" office:value="120.864769637318" calcext:value-type="float">
            <text:p>120.8647696373</text:p>
          </table:table-cell>
          <table:table-cell table:formula="of:=[.C27]-[.D27]" office:value-type="float" office:value="1.46800000000007" calcext:value-type="float">
            <text:p>1.468</text:p>
          </table:table-cell>
          <table:table-cell table:style-name="ce6" table:formula="of:=[.C30]/[.C27] %" office:value-type="float" office:value="0.379090132035976" calcext:value-type="float">
            <text:p>0.37909013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Results only with wind.fairness algorith'.C47" table:end-x="113.67pt" table:end-y="5.95pt" draw:z-index="0" draw:name="Chart 3" draw:style-name="gr1" draw:text-style-name="P1" svg:width="325.47pt" svg:height="143.86pt" svg:x="65.99pt" svg:y="2.35pt">
              <loext:p draw:notify-on-update-of-ranges="'Results only with wind.fairness algorith'.A1:'Results only with wind.fairness algorith'.A1 'Results only with wind.fairness algorith'.A2:'Results only with wind.fairness algorith'.A25 'Results only with wind.fairness algorith'.B1:'Results only with wind.fairness algorith'.B1 'Results only with wind.fairness algorith'.B2:'Results only with wind.fairness algorith'.B25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>
            <draw:frame table:end-cell-address="'Results only with wind.fairness algorith'.C66" table:end-x="100.71pt" table:end-y="2.98pt" draw:z-index="1" draw:name="Chart 4" draw:style-name="gr1" draw:text-style-name="P1" svg:width="272.86pt" svg:height="173.23pt" svg:x="0.11pt" svg:y="8.25pt">
              <loext:p draw:notify-on-update-of-ranges="'Results only with wind.fairness algorith'.C1:'Results only with wind.fairness algorith'.C1 'Results only with wind.fairness algorith'.C2:'Results only with wind.fairness algorith'.C25 'Results only with wind.fairness algorith'.D1:'Results only with wind.fairness algorith'.D1 'Results only with wind.fairness algorith'.D2:'Results only with wind.fairness algorith'.D2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 with solar only.fairness algorithm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with fairness algorithm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535" calcext:value-type="float">
            <text:p>8.53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67" calcext:value-type="float">
            <text:p>6.6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666" calcext:value-type="float">
            <text:p>5.666</text:p>
          </table:table-cell>
          <table:table-cell table:number-columns-repeated="1020"/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537" calcext:value-type="float">
            <text:p>0.537</text:p>
          </table:table-cell>
          <table:table-cell office:value-type="float" office:value="5.236" calcext:value-type="float">
            <text:p>5.236</text:p>
          </table:table-cell>
          <table:table-cell office:value-type="float" office:value="5.128" calcext:value-type="float">
            <text:p>5.128</text:p>
          </table:table-cell>
          <table:table-cell table:number-columns-repeated="1020"/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2.701" calcext:value-type="float">
            <text:p>2.701</text:p>
          </table:table-cell>
          <table:table-cell office:value-type="float" office:value="5.236" calcext:value-type="float">
            <text:p>5.236</text:p>
          </table:table-cell>
          <table:table-cell office:value-type="float" office:value="4.307" calcext:value-type="float">
            <text:p>4.307</text:p>
          </table:table-cell>
          <table:table-cell table:number-columns-repeated="1020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477" calcext:value-type="float">
            <text:p>4.477</text:p>
          </table:table-cell>
          <table:table-cell office:value-type="float" office:value="5.451" calcext:value-type="float">
            <text:p>5.451</text:p>
          </table:table-cell>
          <table:table-cell office:value-type="float" office:value="3.426" calcext:value-type="float">
            <text:p>3.426</text:p>
          </table:table-cell>
          <table:table-cell table:number-columns-repeated="1020"/>
        </table:table-row>
        <table:table-row table:style-name="ro1">
          <table:table-cell office:value-type="float" office:value="4.361" calcext:value-type="float">
            <text:p>4.361</text:p>
          </table:table-cell>
          <table:table-cell office:value-type="float" office:value="6.48" calcext:value-type="float">
            <text:p>6.48</text:p>
          </table:table-cell>
          <table:table-cell office:value-type="float" office:value="7.459" calcext:value-type="float">
            <text:p>7.459</text:p>
          </table:table-cell>
          <table:table-cell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 office:value-type="float" office:value="5.207" calcext:value-type="float">
            <text:p>5.207</text:p>
          </table:table-cell>
          <table:table-cell office:value-type="float" office:value="8.288" calcext:value-type="float">
            <text:p>8.288</text:p>
          </table:table-cell>
          <table:table-cell office:value-type="float" office:value="10.83" calcext:value-type="float">
            <text:p>10.83</text:p>
          </table:table-cell>
          <table:table-cell office:value-type="float" office:value="7.727" calcext:value-type="float">
            <text:p>7.727</text:p>
          </table:table-cell>
          <table:table-cell table:number-columns-repeated="1020"/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9.489" calcext:value-type="float">
            <text:p>9.489</text:p>
          </table:table-cell>
          <table:table-cell office:value-type="float" office:value="14.847" calcext:value-type="float">
            <text:p>14.847</text:p>
          </table:table-cell>
          <table:table-cell office:value-type="float" office:value="11.153" calcext:value-type="float">
            <text:p>11.153</text:p>
          </table:table-cell>
          <table:table-cell table:number-columns-repeated="1020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9.723" calcext:value-type="float">
            <text:p>9.723</text:p>
          </table:table-cell>
          <table:table-cell office:value-type="float" office:value="16.64" calcext:value-type="float">
            <text:p>16.64</text:p>
          </table:table-cell>
          <table:table-cell office:value-type="float" office:value="12.894" calcext:value-type="float">
            <text:p>12.894</text:p>
          </table:table-cell>
          <table:table-cell table:number-columns-repeated="1020"/>
        </table:table-row>
        <table:table-row table:style-name="ro1">
          <table:table-cell office:value-type="float" office:value="5.638" calcext:value-type="float">
            <text:p>5.638</text:p>
          </table:table-cell>
          <table:table-cell office:value-type="float" office:value="9.494" calcext:value-type="float">
            <text:p>9.494</text:p>
          </table:table-cell>
          <table:table-cell office:value-type="float" office:value="16.855" calcext:value-type="float">
            <text:p>16.855</text:p>
          </table:table-cell>
          <table:table-cell office:value-type="float" office:value="13.21" calcext:value-type="float">
            <text:p>13.21</text:p>
          </table:table-cell>
          <table:table-cell table:number-columns-repeated="1020"/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8.666" calcext:value-type="float">
            <text:p>8.666</text:p>
          </table:table-cell>
          <table:table-cell office:value-type="float" office:value="16.784" calcext:value-type="float">
            <text:p>16.784</text:p>
          </table:table-cell>
          <table:table-cell office:value-type="float" office:value="13.479" calcext:value-type="float">
            <text:p>13.479</text:p>
          </table:table-cell>
          <table:table-cell table:number-columns-repeated="1020"/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7.176" calcext:value-type="float">
            <text:p>7.176</text:p>
          </table:table-cell>
          <table:table-cell office:value-type="float" office:value="14.632" calcext:value-type="float">
            <text:p>14.632</text:p>
          </table:table-cell>
          <table:table-cell office:value-type="float" office:value="11.91" calcext:value-type="float">
            <text:p>11.91</text:p>
          </table:table-cell>
          <table:table-cell table:number-columns-repeated="1020"/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5.183" calcext:value-type="float">
            <text:p>5.183</text:p>
          </table:table-cell>
          <table:table-cell office:value-type="float" office:value="14.058" calcext:value-type="float">
            <text:p>14.058</text:p>
          </table:table-cell>
          <table:table-cell office:value-type="float" office:value="12.341" calcext:value-type="float">
            <text:p>12.341</text:p>
          </table:table-cell>
          <table:table-cell table:number-columns-repeated="1020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21" calcext:value-type="float">
            <text:p>0.521</text:p>
          </table:table-cell>
          <table:table-cell office:value-type="float" office:value="13.843" calcext:value-type="float">
            <text:p>13.843</text:p>
          </table:table-cell>
          <table:table-cell office:value-type="float" office:value="13.819" calcext:value-type="float">
            <text:p>13.819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413" calcext:value-type="float">
            <text:p>13.41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632" calcext:value-type="float">
            <text:p>14.63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.788" calcext:value-type="float">
            <text:p>17.78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.598" calcext:value-type="float">
            <text:p>23.59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711" calcext:value-type="float">
            <text:p>33.7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031" calcext:value-type="float">
            <text:p>42.03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.807" calcext:value-type="float">
            <text:p>39.80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108" calcext:value-type="float">
            <text:p>26.10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413" calcext:value-type="float">
            <text:p>13.41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tal gain(only solar)</text:p>
          </table:table-cell>
          <table:table-cell table:style-name="ce5" office:value-type="string" calcext:value-type="string">
            <text:p>Total gain fairness algorithm(only solar)</text:p>
          </table:table-cell>
          <table:table-cell table:style-name="ce5" office:value-type="string" calcext:value-type="string">
            <text:p>total payments</text:p>
          </table:table-cell>
          <table:table-cell office:value-type="string" calcext:value-type="string">
            <text:p>payments with fairness algorithm</text:p>
          </table:table-cell>
          <table:table-cell table:number-columns-repeated="1020"/>
        </table:table-row>
        <table:table-row table:style-name="ro1">
          <table:table-cell table:formula="of:=SUM([.A2:.A25])" office:value-type="float" office:value="44.444" calcext:value-type="float">
            <text:p>44.444</text:p>
          </table:table-cell>
          <table:table-cell table:style-name="ce7" table:formula="of:=SUM([.B2:.B25])" office:value-type="float" office:value="72.735" calcext:value-type="float">
            <text:p>72.735</text:p>
          </table:table-cell>
          <table:table-cell table:formula="of:=SUM([.C2:.C25])" office:value-type="float" office:value="387.243" calcext:value-type="float">
            <text:p>387.243</text:p>
          </table:table-cell>
          <table:table-cell table:formula="of:=SUM([.D2:.D25])" office:value-type="float" office:value="360.086" calcext:value-type="float">
            <text:p>360.08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Profit %</text:p>
          </table:table-cell>
          <table:table-cell table:style-name="ce6" office:value-type="string" calcext:value-type="string">
            <text:p>DIfference</text:p>
          </table:table-cell>
          <table:table-cell table:style-name="ce6" office:value-type="string" calcext:value-type="string">
            <text:p>Difference %</text:p>
          </table:table-cell>
          <table:table-cell table:number-columns-repeated="1020"/>
        </table:table-row>
        <table:table-row table:style-name="ro1">
          <table:table-cell table:formula="of:=[.B27]-[.A27]" office:value-type="float" office:value="28.291" calcext:value-type="float">
            <text:p>28.291</text:p>
          </table:table-cell>
          <table:table-cell table:style-name="ce6" table:formula="of:=[.A30]/[.A27] %" office:value-type="float" office:value="63.6553865538655" calcext:value-type="float">
            <text:p>63.6553865539</text:p>
          </table:table-cell>
          <table:table-cell table:formula="of:=[.C27]-[.D27]" office:value-type="float" office:value="27.157" calcext:value-type="float">
            <text:p>27.157</text:p>
          </table:table-cell>
          <table:table-cell table:style-name="ce6" table:formula="of:=[.C30]/[.C27] %" office:value-type="float" office:value="7.01290920688043" calcext:value-type="float">
            <text:p>7.012909206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results with solar only.fairness algorithm'.C50" table:end-x="116.39pt" table:end-y="6.72pt" draw:z-index="0" draw:name="Chart 5" draw:style-name="gr1" draw:text-style-name="P1" svg:width="318.02pt" svg:height="184.42pt" svg:x="81.75pt" svg:y="0.85pt">
              <loext:p draw:notify-on-update-of-ranges="'results with solar only.fairness algorithm'.A1:'results with solar only.fairness algorithm'.A1 'results with solar only.fairness algorithm'.A2:'results with solar only.fairness algorithm'.A25 'results with solar only.fairness algorithm'.B1:'results with solar only.fairness algorithm'.B1 'results with solar only.fairness algorithm'.B2:'results with solar only.fairness algorithm'.B2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'results with solar only.fairness algorithm'.C67" table:end-x="77.39pt" table:end-y="2.95pt" draw:z-index="1" draw:name="Chart 6" draw:style-name="gr1" draw:text-style-name="P1" svg:width="288.03pt" svg:height="165.6pt" svg:x="72.74pt" svg:y="3.12pt">
              <loext:p draw:notify-on-update-of-ranges="'results with solar only.fairness algorithm'.C1:'results with solar only.fairness algorithm'.C1 'results with solar only.fairness algorithm'.C2:'results with solar only.fairness algorithm'.C25 'results with solar only.fairness algorithm'.D1:'results with solar only.fairness algorithm'.D1 'results with solar only.fairness algorithm'.D2:'results with solar only.fairness algorithm'.D25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4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 with wind and solar.fairness algorithm" table:style-name="ta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with fairness algorithm</text:p>
          </table:table-cell>
          <table:table-cell table:number-columns-repeated="1020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string" calcext:value-type="string">
            <text:p>0..695</text:p>
          </table:table-cell>
          <table:table-cell office:value-type="float" office:value="8.535" calcext:value-type="float">
            <text:p>8.535</text:p>
          </table:table-cell>
          <table:table-cell office:value-type="float" office:value="8.482" calcext:value-type="float">
            <text:p>8.48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67" calcext:value-type="float">
            <text:p>6.67</text:p>
          </table:table-cell>
          <table:table-cell table:number-columns-repeated="102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75" calcext:value-type="float">
            <text:p>0.475</text:p>
          </table:table-cell>
          <table:table-cell office:value-type="float" office:value="5.666" calcext:value-type="float">
            <text:p>5.666</text:p>
          </table:table-cell>
          <table:table-cell office:value-type="float" office:value="5.581" calcext:value-type="float">
            <text:p>5.581</text:p>
          </table:table-cell>
          <table:table-cell table:number-columns-repeated="1020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77" calcext:value-type="float">
            <text:p>0.777</text:p>
          </table:table-cell>
          <table:table-cell office:value-type="float" office:value="5.236" calcext:value-type="float">
            <text:p>5.236</text:p>
          </table:table-cell>
          <table:table-cell office:value-type="float" office:value="5.062" calcext:value-type="float">
            <text:p>5.062</text:p>
          </table:table-cell>
          <table:table-cell table:number-columns-repeated="1020"/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3.653" calcext:value-type="float">
            <text:p>3.653</text:p>
          </table:table-cell>
          <table:table-cell office:value-type="float" office:value="5.236" calcext:value-type="float">
            <text:p>5.236</text:p>
          </table:table-cell>
          <table:table-cell office:value-type="float" office:value="3.791" calcext:value-type="float">
            <text:p>3.791</text:p>
          </table:table-cell>
          <table:table-cell table:number-columns-repeated="1020"/>
        </table:table-row>
        <table:table-row table:style-name="ro1">
          <table:table-cell office:value-type="float" office:value="3.438" calcext:value-type="float">
            <text:p>3.438</text:p>
          </table:table-cell>
          <table:table-cell office:value-type="float" office:value="4.524" calcext:value-type="float">
            <text:p>4.524</text:p>
          </table:table-cell>
          <table:table-cell office:value-type="float" office:value="5.451" calcext:value-type="float">
            <text:p>5.451</text:p>
          </table:table-cell>
          <table:table-cell office:value-type="float" office:value="3.426" calcext:value-type="float">
            <text:p>3.426</text:p>
          </table:table-cell>
          <table:table-cell table:number-columns-repeated="1020"/>
        </table:table-row>
        <table:table-row table:style-name="ro1">
          <table:table-cell office:value-type="float" office:value="4.373" calcext:value-type="float">
            <text:p>4.373</text:p>
          </table:table-cell>
          <table:table-cell office:value-type="float" office:value="6.492" calcext:value-type="float">
            <text:p>6.492</text:p>
          </table:table-cell>
          <table:table-cell office:value-type="float" office:value="7.459" calcext:value-type="float">
            <text:p>7.459</text:p>
          </table:table-cell>
          <table:table-cell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 office:value-type="float" office:value="5.337" calcext:value-type="float">
            <text:p>5.337</text:p>
          </table:table-cell>
          <table:table-cell office:value-type="float" office:value="8.417" calcext:value-type="float">
            <text:p>8.417</text:p>
          </table:table-cell>
          <table:table-cell office:value-type="float" office:value="10.83" calcext:value-type="float">
            <text:p>10.83</text:p>
          </table:table-cell>
          <table:table-cell office:value-type="float" office:value="7.727" calcext:value-type="float">
            <text:p>7.727</text:p>
          </table:table-cell>
          <table:table-cell table:number-columns-repeated="1020"/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9.489" calcext:value-type="float">
            <text:p>9.489</text:p>
          </table:table-cell>
          <table:table-cell office:value-type="float" office:value="14.847" calcext:value-type="float">
            <text:p>14.847</text:p>
          </table:table-cell>
          <table:table-cell office:value-type="float" office:value="11.153" calcext:value-type="float">
            <text:p>11.153</text:p>
          </table:table-cell>
          <table:table-cell table:number-columns-repeated="1020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9.919" calcext:value-type="float">
            <text:p>9.919</text:p>
          </table:table-cell>
          <table:table-cell office:value-type="float" office:value="16.64" calcext:value-type="float">
            <text:p>16.64</text:p>
          </table:table-cell>
          <table:table-cell office:value-type="float" office:value="12.818" calcext:value-type="float">
            <text:p>12.818</text:p>
          </table:table-cell>
          <table:table-cell table:number-columns-repeated="1020"/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9.703" calcext:value-type="float">
            <text:p>9.703</text:p>
          </table:table-cell>
          <table:table-cell office:value-type="float" office:value="16.855" calcext:value-type="float">
            <text:p>16.855</text:p>
          </table:table-cell>
          <table:table-cell office:value-type="float" office:value="13.123" calcext:value-type="float">
            <text:p>13.123</text:p>
          </table:table-cell>
          <table:table-cell table:number-columns-repeated="1020"/>
        </table:table-row>
        <table:table-row table:style-name="ro1">
          <table:table-cell office:value-type="float" office:value="5.379" calcext:value-type="float">
            <text:p>5.379</text:p>
          </table:table-cell>
          <table:table-cell office:value-type="float" office:value="9.067" calcext:value-type="float">
            <text:p>9.067</text:p>
          </table:table-cell>
          <table:table-cell office:value-type="float" office:value="16.784" calcext:value-type="float">
            <text:p>16.784</text:p>
          </table:table-cell>
          <table:table-cell office:value-type="float" office:value="13.314" calcext:value-type="float">
            <text:p>13.314</text:p>
          </table:table-cell>
          <table:table-cell table:number-columns-repeated="1020"/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7.176" calcext:value-type="float">
            <text:p>7.176</text:p>
          </table:table-cell>
          <table:table-cell office:value-type="float" office:value="14.632" calcext:value-type="float">
            <text:p>14.632</text:p>
          </table:table-cell>
          <table:table-cell office:value-type="float" office:value="11.91" calcext:value-type="float">
            <text:p>11.91</text:p>
          </table:table-cell>
          <table:table-cell table:number-columns-repeated="1020"/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5.183" calcext:value-type="float">
            <text:p>5.183</text:p>
          </table:table-cell>
          <table:table-cell office:value-type="float" office:value="14.058" calcext:value-type="float">
            <text:p>14.058</text:p>
          </table:table-cell>
          <table:table-cell office:value-type="float" office:value="12.341" calcext:value-type="float">
            <text:p>12.341</text:p>
          </table:table-cell>
          <table:table-cell table:number-columns-repeated="1020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21" calcext:value-type="float">
            <text:p>0.521</text:p>
          </table:table-cell>
          <table:table-cell office:value-type="float" office:value="13.843" calcext:value-type="float">
            <text:p>13.843</text:p>
          </table:table-cell>
          <table:table-cell office:value-type="float" office:value="13.819" calcext:value-type="float">
            <text:p>13.819</text:p>
          </table:table-cell>
          <table:table-cell table:number-columns-repeated="1020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87" calcext:value-type="float">
            <text:p>0.387</text:p>
          </table:table-cell>
          <table:table-cell office:value-type="float" office:value="13.413" calcext:value-type="float">
            <text:p>13.413</text:p>
          </table:table-cell>
          <table:table-cell office:value-type="float" office:value="13.391" calcext:value-type="float">
            <text:p>13.391</text:p>
          </table:table-cell>
          <table:table-cell table:number-columns-repeated="1020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74" calcext:value-type="float">
            <text:p>0.074</text:p>
          </table:table-cell>
          <table:table-cell office:value-type="float" office:value="14.632" calcext:value-type="float">
            <text:p>14.632</text:p>
          </table:table-cell>
          <table:table-cell office:value-type="float" office:value="14.63" calcext:value-type="float">
            <text:p>14.63</text:p>
          </table:table-cell>
          <table:table-cell table:number-columns-repeated="1020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41" calcext:value-type="float">
            <text:p>0.041</text:p>
          </table:table-cell>
          <table:table-cell office:value-type="float" office:value="17.788" calcext:value-type="float">
            <text:p>17.788</text:p>
          </table:table-cell>
          <table:table-cell office:value-type="float" office:value="17.784" calcext:value-type="float">
            <text:p>17.784</text:p>
          </table:table-cell>
          <table:table-cell table:number-columns-repeated="1020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42" calcext:value-type="float">
            <text:p>0.642</text:p>
          </table:table-cell>
          <table:table-cell office:value-type="float" office:value="23.598" calcext:value-type="float">
            <text:p>23.598</text:p>
          </table:table-cell>
          <table:table-cell office:value-type="float" office:value="23.553" calcext:value-type="float">
            <text:p>23.55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711" calcext:value-type="float">
            <text:p>33.71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031" calcext:value-type="float">
            <text:p>42.031</text:p>
          </table:table-cell>
          <table:table-cell table:number-columns-repeated="102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06" calcext:value-type="float">
            <text:p>0.306</text:p>
          </table:table-cell>
          <table:table-cell office:value-type="float" office:value="39.807" calcext:value-type="float">
            <text:p>39.807</text:p>
          </table:table-cell>
          <table:table-cell office:value-type="float" office:value="39.788" calcext:value-type="float">
            <text:p>39.78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108" calcext:value-type="float">
            <text:p>26.10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413" calcext:value-type="float">
            <text:p>13.41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otal gain</text:p>
          </table:table-cell>
          <table:table-cell table:style-name="ce5" office:value-type="string" calcext:value-type="string">
            <text:p>Total gain fairness algorithm</text:p>
          </table:table-cell>
          <table:table-cell table:style-name="ce5" office:value-type="string" calcext:value-type="string">
            <text:p>total payments</text:p>
          </table:table-cell>
          <table:table-cell office:value-type="string" calcext:value-type="string">
            <text:p>payments with fairness algorithm</text:p>
          </table:table-cell>
          <table:table-cell table:number-columns-repeated="1020"/>
        </table:table-row>
        <table:table-row table:style-name="ro1">
          <table:table-cell table:formula="of:=SUM([.A2:.A25])" office:value-type="float" office:value="47.103" calcext:value-type="float">
            <text:p>47.103</text:p>
          </table:table-cell>
          <table:table-cell table:style-name="ce7" table:formula="of:=SUM([.B2:.B25])" office:value-type="float" office:value="76.846" calcext:value-type="float">
            <text:p>76.846</text:p>
          </table:table-cell>
          <table:table-cell table:formula="of:=SUM([.C2:.C25])" office:value-type="float" office:value="387.243" calcext:value-type="float">
            <text:p>387.243</text:p>
          </table:table-cell>
          <table:table-cell table:formula="of:=SUM([.D2:.D25])" office:value-type="float" office:value="358.946" calcext:value-type="float">
            <text:p>358.9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Profit %</text:p>
          </table:table-cell>
          <table:table-cell table:style-name="ce6" office:value-type="string" calcext:value-type="string">
            <text:p>DIfference</text:p>
          </table:table-cell>
          <table:table-cell table:style-name="ce6" office:value-type="string" calcext:value-type="string">
            <text:p>Difference %</text:p>
          </table:table-cell>
          <table:table-cell table:number-columns-repeated="1020"/>
        </table:table-row>
        <table:table-row table:style-name="ro1">
          <table:table-cell table:formula="of:=[.B27]-[.A27]" office:value-type="float" office:value="29.743" calcext:value-type="float">
            <text:p>29.743</text:p>
          </table:table-cell>
          <table:table-cell table:style-name="ce6" table:formula="of:=[.A30]/[.A27] %" office:value-type="float" office:value="63.1445980086194" calcext:value-type="float">
            <text:p>63.1445980086</text:p>
          </table:table-cell>
          <table:table-cell table:formula="of:=[.C27]-[.D27]" office:value-type="float" office:value="28.297" calcext:value-type="float">
            <text:p>28.297</text:p>
          </table:table-cell>
          <table:table-cell table:style-name="ce6" table:formula="of:=[.C30]/[.C27] %" office:value-type="float" office:value="7.30729800151327" calcext:value-type="float">
            <text:p>7.307298001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results with wind and solar.fairness algorithm'.C48" table:end-x="34.19pt" table:end-y="5.22pt" draw:z-index="0" draw:name="Chart 7" draw:style-name="gr1" draw:text-style-name="P1" svg:width="313.48pt" svg:height="161.86pt" svg:x="52.5pt" svg:y="9.13pt">
              <loext:p draw:notify-on-update-of-ranges="'results with wind and solar.fairness algorithm'.A1:'results with wind and solar.fairness algorithm'.A1 'results with wind and solar.fairness algorithm'.A2:'results with wind and solar.fairness algorithm'.A25 'results with wind and solar.fairness algorithm'.B1:'results with wind and solar.fairness algorithm'.B1 'results with wind and solar.fairness algorithm'.B2:'results with wind and solar.fairness algorithm'.B25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'results with wind and solar.fairness algorithm'.C64" table:end-x="26.67pt" table:end-y="3.71pt" draw:z-index="1" draw:name="Chart 8" draw:style-name="gr1" draw:text-style-name="P1" svg:width="265.46pt" svg:height="158.91pt" svg:x="93pt" svg:y="10.6pt">
              <loext:p draw:notify-on-update-of-ranges="'results with wind and solar.fairness algorithm'.C1:'results with wind and solar.fairness algorithm'.C1 'results with wind and solar.fairness algorithm'.C2:'results with wind and solar.fairness algorithm'.C25 'results with wind and solar.fairness algorithm'.D1:'results with wind and solar.fairness algorithm'.D1 'results with wind and solar.fairness algorithm'.D2:'results with wind and solar.fairness algorithm'.D25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4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algorithm.wind and solar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with new algorithm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with new <text:s/>algorithm</text:p>
          </table:table-cell>
          <table:table-cell office:value-type="string" calcext:value-type="string">
            <text:p>Customers with fairness algorithm</text:p>
          </table:table-cell>
          <table:table-cell table:number-columns-repeated="1018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string" calcext:value-type="string">
            <text:p>0..677</text:p>
          </table:table-cell>
          <table:table-cell office:value-type="string" calcext:value-type="string">
            <text:p>0..695</text:p>
          </table:table-cell>
          <table:table-cell office:value-type="float" office:value="8.535" calcext:value-type="float">
            <text:p>8.535</text:p>
          </table:table-cell>
          <table:table-cell office:value-type="float" office:value="8.465" calcext:value-type="float">
            <text:p>8.465</text:p>
          </table:table-cell>
          <table:table-cell office:value-type="float" office:value="8.482" calcext:value-type="float">
            <text:p>8.482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5" calcext:value-type="float">
            <text:p>0.475</text:p>
          </table:table-cell>
          <table:table-cell office:value-type="float" office:value="5.666" calcext:value-type="float">
            <text:p>5.666</text:p>
          </table:table-cell>
          <table:table-cell office:value-type="float" office:value="5.57" calcext:value-type="float">
            <text:p>5.57</text:p>
          </table:table-cell>
          <table:table-cell office:value-type="float" office:value="5.581" calcext:value-type="float">
            <text:p>5.581</text:p>
          </table:table-cell>
          <table:table-cell table:number-columns-repeated="1018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7" calcext:value-type="float">
            <text:p>0.777</text:p>
          </table:table-cell>
          <table:table-cell office:value-type="float" office:value="5.236" calcext:value-type="float">
            <text:p>5.236</text:p>
          </table:table-cell>
          <table:table-cell office:value-type="float" office:value="5.047" calcext:value-type="float">
            <text:p>5.047</text:p>
          </table:table-cell>
          <table:table-cell office:value-type="float" office:value="5.062" calcext:value-type="float">
            <text:p>5.062</text:p>
          </table:table-cell>
          <table:table-cell table:number-columns-repeated="1018"/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3.652" calcext:value-type="float">
            <text:p>3.652</text:p>
          </table:table-cell>
          <table:table-cell office:value-type="float" office:value="3.653" calcext:value-type="float">
            <text:p>3.653</text:p>
          </table:table-cell>
          <table:table-cell office:value-type="float" office:value="5.236" calcext:value-type="float">
            <text:p>5.236</text:p>
          </table:table-cell>
          <table:table-cell office:value-type="float" office:value="3.789" calcext:value-type="float">
            <text:p>3.789</text:p>
          </table:table-cell>
          <table:table-cell office:value-type="float" office:value="3.791" calcext:value-type="float">
            <text:p>3.791</text:p>
          </table:table-cell>
          <table:table-cell table:number-columns-repeated="1018"/>
        </table:table-row>
        <table:table-row table:style-name="ro1">
          <table:table-cell office:value-type="float" office:value="3.438" calcext:value-type="float">
            <text:p>3.438</text:p>
          </table:table-cell>
          <table:table-cell office:value-type="float" office:value="4.526" calcext:value-type="float">
            <text:p>4.526</text:p>
          </table:table-cell>
          <table:table-cell office:value-type="float" office:value="4.524" calcext:value-type="float">
            <text:p>4.524</text:p>
          </table:table-cell>
          <table:table-cell office:value-type="float" office:value="5.451" calcext:value-type="float">
            <text:p>5.451</text:p>
          </table:table-cell>
          <table:table-cell office:value-type="float" office:value="3.428" calcext:value-type="float">
            <text:p>3.428</text:p>
          </table:table-cell>
          <table:table-cell office:value-type="float" office:value="3.426" calcext:value-type="float">
            <text:p>3.426</text:p>
          </table:table-cell>
          <table:table-cell table:number-columns-repeated="1018"/>
        </table:table-row>
        <table:table-row table:style-name="ro1">
          <table:table-cell office:value-type="float" office:value="4.373" calcext:value-type="float">
            <text:p>4.373</text:p>
          </table:table-cell>
          <table:table-cell office:value-type="float" office:value="6.403" calcext:value-type="float">
            <text:p>6.403</text:p>
          </table:table-cell>
          <table:table-cell office:value-type="float" office:value="6.492" calcext:value-type="float">
            <text:p>6.492</text:p>
          </table:table-cell>
          <table:table-cell office:value-type="float" office:value="7.459" calcext:value-type="float">
            <text:p>7.459</text:p>
          </table:table-cell>
          <table:table-cell office:value-type="float" office:value="5.231" calcext:value-type="float">
            <text:p>5.231</text:p>
          </table:table-cell>
          <table:table-cell office:value-type="float" office:value="5.32" calcext:value-type="float">
            <text:p>5.32</text:p>
          </table:table-cell>
          <table:table-cell table:number-columns-repeated="1018"/>
        </table:table-row>
        <table:table-row table:style-name="ro1">
          <table:table-cell office:value-type="float" office:value="5.337" calcext:value-type="float">
            <text:p>5.337</text:p>
          </table:table-cell>
          <table:table-cell office:value-type="float" office:value="8.311" calcext:value-type="float">
            <text:p>8.311</text:p>
          </table:table-cell>
          <table:table-cell office:value-type="float" office:value="8.417" calcext:value-type="float">
            <text:p>8.417</text:p>
          </table:table-cell>
          <table:table-cell office:value-type="float" office:value="10.83" calcext:value-type="float">
            <text:p>10.83</text:p>
          </table:table-cell>
          <table:table-cell office:value-type="float" office:value="7.622" calcext:value-type="float">
            <text:p>7.622</text:p>
          </table:table-cell>
          <table:table-cell office:value-type="float" office:value="7.727" calcext:value-type="float">
            <text:p>7.727</text:p>
          </table:table-cell>
          <table:table-cell table:number-columns-repeated="1018"/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9.902" calcext:value-type="float">
            <text:p>9.902</text:p>
          </table:table-cell>
          <table:table-cell office:value-type="float" office:value="9.489" calcext:value-type="float">
            <text:p>9.489</text:p>
          </table:table-cell>
          <table:table-cell office:value-type="float" office:value="14.847" calcext:value-type="float">
            <text:p>14.847</text:p>
          </table:table-cell>
          <table:table-cell office:value-type="float" office:value="11.566" calcext:value-type="float">
            <text:p>11.566</text:p>
          </table:table-cell>
          <table:table-cell office:value-type="float" office:value="11.153" calcext:value-type="float">
            <text:p>11.153</text:p>
          </table:table-cell>
          <table:table-cell table:number-columns-repeated="1018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10.532" calcext:value-type="float">
            <text:p>10.532</text:p>
          </table:table-cell>
          <table:table-cell office:value-type="float" office:value="9.919" calcext:value-type="float">
            <text:p>9.91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431" calcext:value-type="float">
            <text:p>13.431</text:p>
          </table:table-cell>
          <table:table-cell office:value-type="float" office:value="12.818" calcext:value-type="float">
            <text:p>12.818</text:p>
          </table:table-cell>
          <table:table-cell table:number-columns-repeated="1018"/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10.349" calcext:value-type="float">
            <text:p>10.349</text:p>
          </table:table-cell>
          <table:table-cell office:value-type="float" office:value="9.703" calcext:value-type="float">
            <text:p>9.703</text:p>
          </table:table-cell>
          <table:table-cell office:value-type="float" office:value="16.855" calcext:value-type="float">
            <text:p>16.855</text:p>
          </table:table-cell>
          <table:table-cell office:value-type="float" office:value="13.769" calcext:value-type="float">
            <text:p>13.769</text:p>
          </table:table-cell>
          <table:table-cell office:value-type="float" office:value="13.123" calcext:value-type="float">
            <text:p>13.123</text:p>
          </table:table-cell>
          <table:table-cell table:number-columns-repeated="1018"/>
        </table:table-row>
        <table:table-row table:style-name="ro1">
          <table:table-cell office:value-type="float" office:value="5.379" calcext:value-type="float">
            <text:p>5.379</text:p>
          </table:table-cell>
          <table:table-cell office:value-type="float" office:value="9.723" calcext:value-type="float">
            <text:p>9.723</text:p>
          </table:table-cell>
          <table:table-cell office:value-type="float" office:value="9.067" calcext:value-type="float">
            <text:p>9.067</text:p>
          </table:table-cell>
          <table:table-cell office:value-type="float" office:value="16.784" calcext:value-type="float">
            <text:p>16.784</text:p>
          </table:table-cell>
          <table:table-cell office:value-type="float" office:value="13.969" calcext:value-type="float">
            <text:p>13.969</text:p>
          </table:table-cell>
          <table:table-cell office:value-type="float" office:value="13.314" calcext:value-type="float">
            <text:p>13.314</text:p>
          </table:table-cell>
          <table:table-cell table:number-columns-repeated="1018"/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7.838" calcext:value-type="float">
            <text:p>7.838</text:p>
          </table:table-cell>
          <table:table-cell office:value-type="float" office:value="7.176" calcext:value-type="float">
            <text:p>7.176</text:p>
          </table:table-cell>
          <table:table-cell office:value-type="float" office:value="14.632" calcext:value-type="float">
            <text:p>14.632</text:p>
          </table:table-cell>
          <table:table-cell office:value-type="float" office:value="12.572" calcext:value-type="float">
            <text:p>12.572</text:p>
          </table:table-cell>
          <table:table-cell office:value-type="float" office:value="11.91" calcext:value-type="float">
            <text:p>11.91</text:p>
          </table:table-cell>
          <table:table-cell table:number-columns-repeated="1018"/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5.695" calcext:value-type="float">
            <text:p>5.695</text:p>
          </table:table-cell>
          <table:table-cell office:value-type="float" office:value="5.183" calcext:value-type="float">
            <text:p>5.183</text:p>
          </table:table-cell>
          <table:table-cell office:value-type="float" office:value="14.058" calcext:value-type="float">
            <text:p>14.058</text:p>
          </table:table-cell>
          <table:table-cell office:value-type="float" office:value="12.853" calcext:value-type="float">
            <text:p>12.853</text:p>
          </table:table-cell>
          <table:table-cell office:value-type="float" office:value="12.341" calcext:value-type="float">
            <text:p>12.341</text:p>
          </table:table-cell>
          <table:table-cell table:number-columns-repeated="1018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1" calcext:value-type="float">
            <text:p>0.521</text:p>
          </table:table-cell>
          <table:table-cell office:value-type="float" office:value="13.843" calcext:value-type="float">
            <text:p>13.843</text:p>
          </table:table-cell>
          <table:table-cell office:value-type="float" office:value="13.803" calcext:value-type="float">
            <text:p>13.803</text:p>
          </table:table-cell>
          <table:table-cell office:value-type="float" office:value="13.819" calcext:value-type="float">
            <text:p>13.819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7" calcext:value-type="float">
            <text:p>0.387</text:p>
          </table:table-cell>
          <table:table-cell office:value-type="float" office:value="13.413" calcext:value-type="float">
            <text:p>13.413</text:p>
          </table:table-cell>
          <table:table-cell office:value-type="float" office:value="13.38" calcext:value-type="float">
            <text:p>13.38</text:p>
          </table:table-cell>
          <table:table-cell office:value-type="float" office:value="13.391" calcext:value-type="float">
            <text:p>13.391</text:p>
          </table:table-cell>
          <table:table-cell table:number-columns-repeated="101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4" calcext:value-type="float">
            <text:p>0.074</text:p>
          </table:table-cell>
          <table:table-cell office:value-type="float" office:value="14.632" calcext:value-type="float">
            <text:p>14.632</text:p>
          </table:table-cell>
          <table:table-cell office:value-type="float" office:value="14.628" calcext:value-type="float">
            <text:p>14.628</text:p>
          </table:table-cell>
          <table:table-cell office:value-type="float" office:value="14.63" calcext:value-type="float">
            <text:p>14.63</text:p>
          </table:table-cell>
          <table:table-cell table:number-columns-repeated="1018"/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17.788" calcext:value-type="float">
            <text:p>17.788</text:p>
          </table:table-cell>
          <table:table-cell table:number-columns-repeated="2" office:value-type="float" office:value="17.784" calcext:value-type="float">
            <text:p>17.784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4" calcext:value-type="float">
            <text:p>0.64</text:p>
          </table:table-cell>
          <table:table-cell office:value-type="float" office:value="0.642" calcext:value-type="float">
            <text:p>0.642</text:p>
          </table:table-cell>
          <table:table-cell office:value-type="float" office:value="23.598" calcext:value-type="float">
            <text:p>23.598</text:p>
          </table:table-cell>
          <table:table-cell office:value-type="float" office:value="23.552" calcext:value-type="float">
            <text:p>23.552</text:p>
          </table:table-cell>
          <table:table-cell office:value-type="float" office:value="23.553" calcext:value-type="float">
            <text:p>23.55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3.711" calcext:value-type="float">
            <text:p>33.711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2.031" calcext:value-type="float">
            <text:p>42.031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39.807" calcext:value-type="float">
            <text:p>39.807</text:p>
          </table:table-cell>
          <table:table-cell table:number-columns-repeated="2" office:value-type="float" office:value="39.788" calcext:value-type="float">
            <text:p>39.78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6.108" calcext:value-type="float">
            <text:p>26.10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413" calcext:value-type="float">
            <text:p>13.4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tal gain</text:p>
          </table:table-cell>
          <table:table-cell table:style-name="ce5" office:value-type="string" calcext:value-type="string">
            <text:p>Total gain new algorithm</text:p>
          </table:table-cell>
          <table:table-cell table:style-name="ce5" office:value-type="string" calcext:value-type="string">
            <text:p>Total gain fairness algorithm</text:p>
          </table:table-cell>
          <table:table-cell table:style-name="ce5" office:value-type="string" calcext:value-type="string">
            <text:p>total payments</text:p>
          </table:table-cell>
          <table:table-cell table:style-name="ce6" office:value-type="string" calcext:value-type="string">
            <text:p>payments with new algorithm</text:p>
          </table:table-cell>
          <table:table-cell office:value-type="string" calcext:value-type="string">
            <text:p>payments with fairness algorithm</text:p>
          </table:table-cell>
          <table:table-cell table:number-columns-repeated="1018"/>
        </table:table-row>
        <table:table-row table:style-name="ro1">
          <table:table-cell table:formula="of:=SUM([.A2:.A25])" office:value-type="float" office:value="47.103" calcext:value-type="float">
            <text:p>47.103</text:p>
          </table:table-cell>
          <table:table-cell table:style-name="ce7" table:formula="of:=SUM([.B2:.B25])" office:value-type="float" office:value="80.095" calcext:value-type="float">
            <text:p>80.095</text:p>
          </table:table-cell>
          <table:table-cell table:style-name="ce7" table:formula="of:=SUM([.C2:.C25])" office:value-type="float" office:value="76.846" calcext:value-type="float">
            <text:p>76.846</text:p>
          </table:table-cell>
          <table:table-cell table:formula="of:=SUM([.D2:.D25])" office:value-type="float" office:value="387.243" calcext:value-type="float">
            <text:p>387.243</text:p>
          </table:table-cell>
          <table:table-cell table:formula="of:=SUM([.E2:.E25])" office:value-type="float" office:value="362.18" calcext:value-type="float">
            <text:p>362.18</text:p>
          </table:table-cell>
          <table:table-cell table:formula="of:=SUM([.F2:.F25])" office:value-type="float" office:value="358.946" calcext:value-type="float">
            <text:p>358.9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Profit %</text:p>
          </table:table-cell>
          <table:table-cell table:style-name="ce6" office:value-type="string" calcext:value-type="string">
            <text:p>DIfference</text:p>
          </table:table-cell>
          <table:table-cell table:style-name="ce6" office:value-type="string" calcext:value-type="string">
            <text:p>Difference %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formula="of:=[.B27]-[.A27]" office:value-type="float" office:value="32.992" calcext:value-type="float">
            <text:p>32.992</text:p>
          </table:table-cell>
          <table:table-cell table:style-name="ce6" table:formula="of:=[.A30]/[.A27] %" office:value-type="float" office:value="70.0422478398403" calcext:value-type="float">
            <text:p>70.0422478398</text:p>
          </table:table-cell>
          <table:table-cell table:formula="of:=[.D27]-[.E27]" office:value-type="float" office:value="25.063" calcext:value-type="float">
            <text:p>25.063</text:p>
          </table:table-cell>
          <table:table-cell table:style-name="ce6" table:formula="of:=[.C30]/[.D27] %" office:value-type="float" office:value="6.4721634735812" calcext:value-type="float">
            <text:p>6.4721634736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formula="of:=[.B27]-[.C27]" office:value-type="float" office:value="3.249" calcext:value-type="float">
            <text:p>3.249</text:p>
          </table:table-cell>
          <table:table-cell table:formula="of:=[.A31]/[.C27] %" office:value-type="float" office:value="4.22793639226504" calcext:value-type="float">
            <text:p>4.2279363923</text:p>
          </table:table-cell>
          <table:table-cell table:style-name="ce6" table:formula="of:=[.F27]-[.E27]" office:value-type="float" office:value="-3.23399999999998" calcext:value-type="float">
            <text:p>-3.234</text:p>
          </table:table-cell>
          <table:table-cell table:formula="of:=[.C31]/[.F27] %" office:value-type="float" office:value="-0.900971176722955" calcext:value-type="float">
            <text:p>-0.9009711767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new algorithm.wind and solar'.C50" table:end-x="166.14pt" table:end-y="8.96pt" draw:z-index="0" draw:name="Chart 9" draw:style-name="gr1" draw:text-style-name="P1" svg:width="325.53pt" svg:height="172.4pt" svg:x="92.24pt" svg:y="2.35pt">
              <loext:p draw:notify-on-update-of-ranges="'new algorithm.wind and solar'.A1:'new algorithm.wind and solar'.A1 'new algorithm.wind and solar'.A2:'new algorithm.wind and solar'.A25 'new algorithm.wind and solar'.B1:'new algorithm.wind and solar'.B1 'new algorithm.wind and solar'.B2:'new algorithm.wind and solar'.B25 'new algorithm.wind and solar'.C1:'new algorithm.wind and solar'.C1 'new algorithm.wind and solar'.C2:'new algorithm.wind and solar'.C2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'new algorithm.wind and solar'.C67" table:end-x="172.15pt" table:end-y="6.72pt" draw:z-index="1" draw:name="Chart 10" draw:style-name="gr1" draw:text-style-name="P1" svg:width="357.02pt" svg:height="184.48pt" svg:x="66.76pt" svg:y="0.74pt">
              <loext:p draw:notify-on-update-of-ranges="'new algorithm.wind and solar'.D1:'new algorithm.wind and solar'.D1 'new algorithm.wind and solar'.D2:'new algorithm.wind and solar'.D25 'new algorithm.wind and solar'.E1:'new algorithm.wind and solar'.E1 'new algorithm.wind and solar'.E2:'new algorithm.wind and solar'.E25 'new algorithm.wind and solar'.F1:'new algorithm.wind and solar'.F1 'new algorithm.wind and solar'.F2:'new algorithm.wind and solar'.F25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4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ly solar.new algorithm" table:style-name="ta6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with new algorithm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with new algorithm</text:p>
          </table:table-cell>
          <table:table-cell office:value-type="string" calcext:value-type="string">
            <text:p>Customers with fairness algorithm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.535" calcext:value-type="float">
            <text:p>8.53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.666" calcext:value-type="float">
            <text:p>5.666</text:p>
          </table:table-cell>
          <table:table-cell table:number-columns-repeated="1018"/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37" calcext:value-type="float">
            <text:p>0.537</text:p>
          </table:table-cell>
          <table:table-cell office:value-type="float" office:value="5.236" calcext:value-type="float">
            <text:p>5.236</text:p>
          </table:table-cell>
          <table:table-cell office:value-type="float" office:value="4.225" calcext:value-type="float">
            <text:p>4.225</text:p>
          </table:table-cell>
          <table:table-cell office:value-type="float" office:value="5.128" calcext:value-type="float">
            <text:p>5.128</text:p>
          </table:table-cell>
          <table:table-cell table:number-columns-repeated="1018"/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2.684" calcext:value-type="float">
            <text:p>2.684</text:p>
          </table:table-cell>
          <table:table-cell office:value-type="float" office:value="2.701" calcext:value-type="float">
            <text:p>2.701</text:p>
          </table:table-cell>
          <table:table-cell office:value-type="float" office:value="5.236" calcext:value-type="float">
            <text:p>5.236</text:p>
          </table:table-cell>
          <table:table-cell office:value-type="float" office:value="4.291" calcext:value-type="float">
            <text:p>4.291</text:p>
          </table:table-cell>
          <table:table-cell office:value-type="float" office:value="4.307" calcext:value-type="float">
            <text:p>4.307</text:p>
          </table:table-cell>
          <table:table-cell table:number-columns-repeated="1018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219" calcext:value-type="float">
            <text:p>4.219</text:p>
          </table:table-cell>
          <table:table-cell office:value-type="float" office:value="4.477" calcext:value-type="float">
            <text:p>4.477</text:p>
          </table:table-cell>
          <table:table-cell office:value-type="float" office:value="5.451" calcext:value-type="float">
            <text:p>5.451</text:p>
          </table:table-cell>
          <table:table-cell office:value-type="float" office:value="3.428" calcext:value-type="float">
            <text:p>3.428</text:p>
          </table:table-cell>
          <table:table-cell office:value-type="float" office:value="3.426" calcext:value-type="float">
            <text:p>3.426</text:p>
          </table:table-cell>
          <table:table-cell table:number-columns-repeated="1018"/>
        </table:table-row>
        <table:table-row table:style-name="ro1">
          <table:table-cell office:value-type="float" office:value="4.361" calcext:value-type="float">
            <text:p>4.361</text:p>
          </table:table-cell>
          <table:table-cell office:value-type="float" office:value="6.394" calcext:value-type="float">
            <text:p>6.394</text:p>
          </table:table-cell>
          <table:table-cell office:value-type="float" office:value="6.48" calcext:value-type="float">
            <text:p>6.48</text:p>
          </table:table-cell>
          <table:table-cell office:value-type="float" office:value="7.459" calcext:value-type="float">
            <text:p>7.459</text:p>
          </table:table-cell>
          <table:table-cell office:value-type="float" office:value="5.234" calcext:value-type="float">
            <text:p>5.234</text:p>
          </table:table-cell>
          <table:table-cell office:value-type="float" office:value="5.32" calcext:value-type="float">
            <text:p>5.32</text:p>
          </table:table-cell>
          <table:table-cell table:number-columns-repeated="1018"/>
        </table:table-row>
        <table:table-row table:style-name="ro1">
          <table:table-cell office:value-type="float" office:value="5.207" calcext:value-type="float">
            <text:p>5.207</text:p>
          </table:table-cell>
          <table:table-cell office:value-type="float" office:value="8.204" calcext:value-type="float">
            <text:p>8.204</text:p>
          </table:table-cell>
          <table:table-cell office:value-type="float" office:value="8.288" calcext:value-type="float">
            <text:p>8.288</text:p>
          </table:table-cell>
          <table:table-cell office:value-type="float" office:value="10.83" calcext:value-type="float">
            <text:p>10.83</text:p>
          </table:table-cell>
          <table:table-cell office:value-type="float" office:value="7.644" calcext:value-type="float">
            <text:p>7.644</text:p>
          </table:table-cell>
          <table:table-cell office:value-type="float" office:value="7.727" calcext:value-type="float">
            <text:p>7.727</text:p>
          </table:table-cell>
          <table:table-cell table:number-columns-repeated="1018"/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9.902" calcext:value-type="float">
            <text:p>9.902</text:p>
          </table:table-cell>
          <table:table-cell office:value-type="float" office:value="9.489" calcext:value-type="float">
            <text:p>9.489</text:p>
          </table:table-cell>
          <table:table-cell office:value-type="float" office:value="14.847" calcext:value-type="float">
            <text:p>14.847</text:p>
          </table:table-cell>
          <table:table-cell office:value-type="float" office:value="11.566" calcext:value-type="float">
            <text:p>11.566</text:p>
          </table:table-cell>
          <table:table-cell office:value-type="float" office:value="11.153" calcext:value-type="float">
            <text:p>11.153</text:p>
          </table:table-cell>
          <table:table-cell table:number-columns-repeated="1018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0.348" calcext:value-type="float">
            <text:p>10.348</text:p>
          </table:table-cell>
          <table:table-cell office:value-type="float" office:value="9.723" calcext:value-type="float">
            <text:p>9.723</text:p>
          </table:table-cell>
          <table:table-cell office:value-type="float" office:value="16.64" calcext:value-type="float">
            <text:p>16.64</text:p>
          </table:table-cell>
          <table:table-cell office:value-type="float" office:value="13.512" calcext:value-type="float">
            <text:p>13.512</text:p>
          </table:table-cell>
          <table:table-cell office:value-type="float" office:value="12.894" calcext:value-type="float">
            <text:p>12.894</text:p>
          </table:table-cell>
          <table:table-cell table:number-columns-repeated="1018"/>
        </table:table-row>
        <table:table-row table:style-name="ro1">
          <table:table-cell office:value-type="float" office:value="5.638" calcext:value-type="float">
            <text:p>5.638</text:p>
          </table:table-cell>
          <table:table-cell office:value-type="float" office:value="10.145" calcext:value-type="float">
            <text:p>10.145</text:p>
          </table:table-cell>
          <table:table-cell office:value-type="float" office:value="9.494" calcext:value-type="float">
            <text:p>9.494</text:p>
          </table:table-cell>
          <table:table-cell office:value-type="float" office:value="16.855" calcext:value-type="float">
            <text:p>16.855</text:p>
          </table:table-cell>
          <table:table-cell office:value-type="float" office:value="13.86" calcext:value-type="float">
            <text:p>13.86</text:p>
          </table:table-cell>
          <table:table-cell office:value-type="float" office:value="13.21" calcext:value-type="float">
            <text:p>13.21</text:p>
          </table:table-cell>
          <table:table-cell table:number-columns-repeated="1018"/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9.338" calcext:value-type="float">
            <text:p>9.338</text:p>
          </table:table-cell>
          <table:table-cell office:value-type="float" office:value="8.666" calcext:value-type="float">
            <text:p>8.666</text:p>
          </table:table-cell>
          <table:table-cell office:value-type="float" office:value="16.784" calcext:value-type="float">
            <text:p>16.784</text:p>
          </table:table-cell>
          <table:table-cell office:value-type="float" office:value="14.151" calcext:value-type="float">
            <text:p>14.151</text:p>
          </table:table-cell>
          <table:table-cell office:value-type="float" office:value="13.479" calcext:value-type="float">
            <text:p>13.479</text:p>
          </table:table-cell>
          <table:table-cell table:number-columns-repeated="1018"/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7.838" calcext:value-type="float">
            <text:p>7.838</text:p>
          </table:table-cell>
          <table:table-cell office:value-type="float" office:value="7.176" calcext:value-type="float">
            <text:p>7.176</text:p>
          </table:table-cell>
          <table:table-cell office:value-type="float" office:value="14.632" calcext:value-type="float">
            <text:p>14.632</text:p>
          </table:table-cell>
          <table:table-cell office:value-type="float" office:value="12.572" calcext:value-type="float">
            <text:p>12.572</text:p>
          </table:table-cell>
          <table:table-cell office:value-type="float" office:value="11.91" calcext:value-type="float">
            <text:p>11.91</text:p>
          </table:table-cell>
          <table:table-cell table:number-columns-repeated="1018"/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5.695" calcext:value-type="float">
            <text:p>5.695</text:p>
          </table:table-cell>
          <table:table-cell office:value-type="float" office:value="5.183" calcext:value-type="float">
            <text:p>5.183</text:p>
          </table:table-cell>
          <table:table-cell office:value-type="float" office:value="14.058" calcext:value-type="float">
            <text:p>14.058</text:p>
          </table:table-cell>
          <table:table-cell office:value-type="float" office:value="12.853" calcext:value-type="float">
            <text:p>12.853</text:p>
          </table:table-cell>
          <table:table-cell office:value-type="float" office:value="12.341" calcext:value-type="float">
            <text:p>12.341</text:p>
          </table:table-cell>
          <table:table-cell table:number-columns-repeated="1018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1" calcext:value-type="float">
            <text:p>0.521</text:p>
          </table:table-cell>
          <table:table-cell office:value-type="float" office:value="13.843" calcext:value-type="float">
            <text:p>13.843</text:p>
          </table:table-cell>
          <table:table-cell office:value-type="float" office:value="13.803" calcext:value-type="float">
            <text:p>13.803</text:p>
          </table:table-cell>
          <table:table-cell office:value-type="float" office:value="13.819" calcext:value-type="float">
            <text:p>13.819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413" calcext:value-type="float">
            <text:p>13.41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4.632" calcext:value-type="float">
            <text:p>14.632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7.788" calcext:value-type="float">
            <text:p>17.78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3.598" calcext:value-type="float">
            <text:p>23.59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3.711" calcext:value-type="float">
            <text:p>33.711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2.031" calcext:value-type="float">
            <text:p>42.031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9.807" calcext:value-type="float">
            <text:p>39.80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6.108" calcext:value-type="float">
            <text:p>26.10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413" calcext:value-type="float">
            <text:p>13.4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tal gain(only solar)</text:p>
          </table:table-cell>
          <table:table-cell table:number-columns-repeated="2" table:style-name="ce5" office:value-type="string" calcext:value-type="string">
            <text:p>Total gain fairness algorithm(only solar)</text:p>
          </table:table-cell>
          <table:table-cell table:style-name="ce5" office:value-type="string" calcext:value-type="string">
            <text:p>total payments</text:p>
          </table:table-cell>
          <table:table-cell table:number-columns-repeated="2" office:value-type="string" calcext:value-type="string">
            <text:p>payments with fairness algorithm</text:p>
          </table:table-cell>
          <table:table-cell table:number-columns-repeated="1018"/>
        </table:table-row>
        <table:table-row table:style-name="ro1">
          <table:table-cell table:formula="of:=SUM([.A2:.A25])" office:value-type="float" office:value="44.444" calcext:value-type="float">
            <text:p>44.444</text:p>
          </table:table-cell>
          <table:table-cell table:style-name="ce7" table:formula="of:=SUM([.B2:.B25])" office:value-type="float" office:value="75.7467" calcext:value-type="float">
            <text:p>75.7467</text:p>
          </table:table-cell>
          <table:table-cell table:style-name="ce7" table:formula="of:=SUM([.C2:.C25])" office:value-type="float" office:value="72.735" calcext:value-type="float">
            <text:p>72.735</text:p>
          </table:table-cell>
          <table:table-cell table:formula="of:=SUM([.D2:.D25])" office:value-type="float" office:value="387.243" calcext:value-type="float">
            <text:p>387.243</text:p>
          </table:table-cell>
          <table:table-cell table:formula="of:=SUM([.E2:.E25])" office:value-type="float" office:value="362.511" calcext:value-type="float">
            <text:p>362.511</text:p>
          </table:table-cell>
          <table:table-cell table:formula="of:=SUM([.F2:.F25])" office:value-type="float" office:value="360.086" calcext:value-type="float">
            <text:p>360.08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'only solar.new algorithm'.D54" table:end-x="18.68pt" table:end-y="11.99pt" draw:z-index="0" draw:name="Chart 11" draw:style-name="gr1" draw:text-style-name="P1" svg:width="429.73pt" svg:height="255.03pt" svg:x="13.49pt" svg:y="11.99pt">
              <loext:p draw:notify-on-update-of-ranges="'only solar.new algorithm'.A1:'only solar.new algorithm'.A1 'only solar.new algorithm'.A2:'only solar.new algorithm'.A25 'only solar.new algorithm'.B1:'only solar.new algorithm'.B1 'only solar.new algorithm'.B2:'only solar.new algorithm'.B25 'only solar.new algorithm'.C1:'only solar.new algorithm'.C1 'only solar.new algorithm'.C2:'only solar.new algorithm'.C25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4"/>
          <table:table-cell>
            <draw:frame table:end-cell-address="'only solar.new algorithm'.H55" table:end-x="24.18pt" table:end-y="8.22pt" draw:z-index="1" draw:name="Chart 12" draw:style-name="gr1" draw:text-style-name="P1" svg:width="413.97pt" svg:height="254.92pt" svg:x="42.01pt" svg:y="8.36pt">
              <loext:p draw:notify-on-update-of-ranges="'only solar.new algorithm'.D1:'only solar.new algorithm'.D1 'only solar.new algorithm'.D2:'only solar.new algorithm'.D25 'only solar.new algorithm'.E1:'only solar.new algorithm'.E1 'only solar.new algorithm'.E2:'only solar.new algorithm'.E25 'only solar.new algorithm'.F1:'only solar.new algorithm'.F1 'only solar.new algorithm'.F2:'only solar.new algorithm'.F25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9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ly wind.new algorithm" table:style-name="ta7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<text:s/>producers </text:p>
          </table:table-cell>
          <table:table-cell office:value-type="string" calcext:value-type="string">
            <text:p>producers new algorithm</text:p>
          </table:table-cell>
          <table:table-cell office:value-type="string" calcext:value-type="string">
            <text:p>producers with fairness algorithm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new algorithm</text:p>
          </table:table-cell>
          <table:table-cell office:value-type="string" calcext:value-type="string">
            <text:p>customers with fairness algorithm</text:p>
          </table:table-cell>
          <table:table-cell table:number-columns-repeated="1018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677" calcext:value-type="float">
            <text:p>0.677</text:p>
          </table:table-cell>
          <table:table-cell office:value-type="float" office:value="0.695" calcext:value-type="float">
            <text:p>0.695</text:p>
          </table:table-cell>
          <table:table-cell office:value-type="float" office:value="8.535" calcext:value-type="float">
            <text:p>8.535</text:p>
          </table:table-cell>
          <table:table-cell office:value-type="float" office:value="8.465" calcext:value-type="float">
            <text:p>8.465</text:p>
          </table:table-cell>
          <table:table-cell office:value-type="float" office:value="8.482" calcext:value-type="float">
            <text:p>8.482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5" calcext:value-type="float">
            <text:p>0.475</text:p>
          </table:table-cell>
          <table:table-cell office:value-type="float" office:value="5.666" calcext:value-type="float">
            <text:p>5.666</text:p>
          </table:table-cell>
          <table:table-cell office:value-type="float" office:value="5.57" calcext:value-type="float">
            <text:p>5.57</text:p>
          </table:table-cell>
          <table:table-cell office:value-type="float" office:value="4.818" calcext:value-type="float">
            <text:p>4.818</text:p>
          </table:table-cell>
          <table:table-cell table:number-columns-repeated="1018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5.236" calcext:value-type="float">
            <text:p>5.236</text:p>
          </table:table-cell>
          <table:table-cell office:value-type="float" office:value="5.178" calcext:value-type="float">
            <text:p>5.178</text:p>
          </table:table-cell>
          <table:table-cell office:value-type="float" office:value="5.184" calcext:value-type="float">
            <text:p>5.184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5.236" calcext:value-type="float">
            <text:p>5.236</text:p>
          </table:table-cell>
          <table:table-cell office:value-type="float" office:value="4.927" calcext:value-type="float">
            <text:p>4.927</text:p>
          </table:table-cell>
          <table:table-cell office:value-type="float" office:value="4.947" calcext:value-type="float">
            <text:p>4.94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.451" calcext:value-type="float">
            <text:p>5.451</text:p>
          </table:table-cell>
          <table:table-cell table:number-columns-repeated="1018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7.459" calcext:value-type="float">
            <text:p>7.459</text:p>
          </table:table-cell>
          <table:table-cell office:value-type="float" office:value="7.458" calcext:value-type="float">
            <text:p>7.458</text:p>
          </table:table-cell>
          <table:table-cell office:value-type="float" office:value="7.454" calcext:value-type="float">
            <text:p>7.454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275" calcext:value-type="float">
            <text:p>0.27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799" calcext:value-type="float">
            <text:p>10.799</text:p>
          </table:table-cell>
          <table:table-cell office:value-type="float" office:value="10.8" calcext:value-type="float">
            <text:p>10.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4.847" calcext:value-type="float">
            <text:p>14.847</text:p>
          </table:table-cell>
          <table:table-cell table:number-columns-repeated="1018"/>
        </table:table-row>
        <table:table-row table:style-name="ro1">
          <table:table-cell office:value-type="float" office:value="0.116" calcext:value-type="float">
            <text:p>0.11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19" calcext:value-type="float">
            <text:p>16.619</text:p>
          </table:table-cell>
          <table:table-cell office:value-type="float" office:value="16.62" calcext:value-type="float">
            <text:p>16.62</text:p>
          </table:table-cell>
          <table:table-cell table:number-columns-repeated="1018"/>
        </table:table-row>
        <table:table-row table:style-name="ro1">
          <table:table-cell office:value-type="float" office:value="0.127" calcext:value-type="float">
            <text:p>0.127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16.855" calcext:value-type="float">
            <text:p>16.855</text:p>
          </table:table-cell>
          <table:table-cell table:number-columns-repeated="2" office:value-type="float" office:value="16.832" calcext:value-type="float">
            <text:p>16.832</text:p>
          </table:table-cell>
          <table:table-cell table:number-columns-repeated="1018"/>
        </table:table-row>
        <table:table-row table:style-name="ro1">
          <table:table-cell office:value-type="float" office:value="0.243" calcext:value-type="float">
            <text:p>0.243</text:p>
          </table:table-cell>
          <table:table-cell table:number-columns-repeated="2" office:value-type="float" office:value="0.521" calcext:value-type="float">
            <text:p>0.521</text:p>
          </table:table-cell>
          <table:table-cell office:value-type="float" office:value="16.784" calcext:value-type="float">
            <text:p>16.784</text:p>
          </table:table-cell>
          <table:table-cell table:number-columns-repeated="2" office:value-type="float" office:value="16.738" calcext:value-type="float">
            <text:p>16.73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4.632" calcext:value-type="float">
            <text:p>14.632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4.058" calcext:value-type="float">
            <text:p>14.05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843" calcext:value-type="float">
            <text:p>13.843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7" calcext:value-type="float">
            <text:p>0.387</text:p>
          </table:table-cell>
          <table:table-cell office:value-type="float" office:value="13.413" calcext:value-type="float">
            <text:p>13.413</text:p>
          </table:table-cell>
          <table:table-cell office:value-type="float" office:value="13.38" calcext:value-type="float">
            <text:p>13.38</text:p>
          </table:table-cell>
          <table:table-cell office:value-type="float" office:value="13.391" calcext:value-type="float">
            <text:p>13.391</text:p>
          </table:table-cell>
          <table:table-cell table:number-columns-repeated="101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4" calcext:value-type="float">
            <text:p>0.074</text:p>
          </table:table-cell>
          <table:table-cell office:value-type="float" office:value="14.632" calcext:value-type="float">
            <text:p>14.632</text:p>
          </table:table-cell>
          <table:table-cell office:value-type="float" office:value="14.598" calcext:value-type="float">
            <text:p>14.598</text:p>
          </table:table-cell>
          <table:table-cell office:value-type="float" office:value="14.62" calcext:value-type="float">
            <text:p>14.62</text:p>
          </table:table-cell>
          <table:table-cell table:number-columns-repeated="1018"/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" calcext:value-type="float">
            <text:p>0.41</text:p>
          </table:table-cell>
          <table:table-cell office:value-type="float" office:value="17.788" calcext:value-type="float">
            <text:p>17.788</text:p>
          </table:table-cell>
          <table:table-cell table:number-columns-repeated="2" office:value-type="float" office:value="17.784" calcext:value-type="float">
            <text:p>17.784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4" calcext:value-type="float">
            <text:p>0.64</text:p>
          </table:table-cell>
          <table:table-cell office:value-type="float" office:value="0.642" calcext:value-type="float">
            <text:p>0.642</text:p>
          </table:table-cell>
          <table:table-cell office:value-type="float" office:value="23.598" calcext:value-type="float">
            <text:p>23.598</text:p>
          </table:table-cell>
          <table:table-cell office:value-type="float" office:value="23.549" calcext:value-type="float">
            <text:p>23.549</text:p>
          </table:table-cell>
          <table:table-cell office:value-type="float" office:value="23.553" calcext:value-type="float">
            <text:p>23.55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3.711" calcext:value-type="float">
            <text:p>33.711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2.031" calcext:value-type="float">
            <text:p>42.031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39.807" calcext:value-type="float">
            <text:p>39.807</text:p>
          </table:table-cell>
          <table:table-cell office:value-type="float" office:value="39.511" calcext:value-type="float">
            <text:p>39.511</text:p>
          </table:table-cell>
          <table:table-cell office:value-type="float" office:value="39.788" calcext:value-type="float">
            <text:p>39.78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6.108" calcext:value-type="float">
            <text:p>26.10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413" calcext:value-type="float">
            <text:p>13.4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otal gain(only wind)</text:p>
          </table:table-cell>
          <table:table-cell table:number-columns-repeated="2" table:style-name="ce5" office:value-type="string" calcext:value-type="string">
            <text:p>Total gain fairness algorithm(only wind)</text:p>
          </table:table-cell>
          <table:table-cell table:style-name="ce5" office:value-type="string" calcext:value-type="string">
            <text:p>total payments</text:p>
          </table:table-cell>
          <table:table-cell table:number-columns-repeated="2" office:value-type="string" calcext:value-type="string">
            <text:p>payments with fairness algorithm</text:p>
          </table:table-cell>
          <table:table-cell table:number-columns-repeated="1018"/>
        </table:table-row>
        <table:table-row table:style-name="ro1">
          <table:table-cell table:formula="of:=SUM([.A2:.A25])" office:value-type="float" office:value="2.6111" calcext:value-type="float">
            <text:p>2.6111</text:p>
          </table:table-cell>
          <table:table-cell table:style-name="ce7" table:formula="of:=SUM([.B2:.B25])" office:value-type="float" office:value="5.3222" calcext:value-type="float">
            <text:p>5.3222</text:p>
          </table:table-cell>
          <table:table-cell table:style-name="ce7" table:formula="of:=SUM([.C2:.C25])" office:value-type="float" office:value="5.767" calcext:value-type="float">
            <text:p>5.767</text:p>
          </table:table-cell>
          <table:table-cell table:formula="of:=SUM([.D2:.D25])" office:value-type="float" office:value="387.243" calcext:value-type="float">
            <text:p>387.243</text:p>
          </table:table-cell>
          <table:table-cell table:formula="of:=SUM([.E2:.E25])" office:value-type="float" office:value="386.172" calcext:value-type="float">
            <text:p>386.172</text:p>
          </table:table-cell>
          <table:table-cell table:formula="of:=SUM([.F2:.F25])" office:value-type="float" office:value="385.775" calcext:value-type="float">
            <text:p>385.77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only wind.new algorithm'.C50" table:end-x="165.37pt" table:end-y="2.21pt" draw:z-index="0" draw:name="Chart 13" draw:style-name="gr1" draw:text-style-name="P1" svg:width="435.77pt" svg:height="254.92pt" svg:x="36.74pt" svg:y="2.35pt">
              <loext:p draw:notify-on-update-of-ranges="'only wind.new algorithm'.A1:'only wind.new algorithm'.A1 'only wind.new algorithm'.A2:'only wind.new algorithm'.A25 'only wind.new algorithm'.B1:'only wind.new algorithm'.B1 'only wind.new algorithm'.B2:'only wind.new algorithm'.B25 'only wind.new algorithm'.C1:'only wind.new algorithm'.C1 'only wind.new algorithm'.C2:'only wind.new algorithm'.C25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"/>
          <table:table-cell>
            <draw:frame table:end-cell-address="'only wind.new algorithm'.G50" table:end-x="29.08pt" table:end-y="11.23pt" draw:z-index="1" draw:name="Chart 14" draw:style-name="gr1" draw:text-style-name="P1" svg:width="428.12pt" svg:height="254.92pt" svg:x="53.38pt" svg:y="11.37pt">
              <loext:p draw:notify-on-update-of-ranges="'only wind.new algorithm'.D1:'only wind.new algorithm'.D1 'only wind.new algorithm'.D2:'only wind.new algorithm'.D25 'only wind.new algorithm'.E1:'only wind.new algorithm'.E1 'only wind.new algorithm'.E2:'only wind.new algorithm'.E25 'only wind.new algorithm'.F1:'only wind.new algorithm'.F1 'only wind.new algorithm'.F2:'only wind.new algorithm'.F25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15:25:34.305068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only_20_with_20_wind.fairness_20_algorith" style:display-name="PageStyle_Results only with wind.fairness algori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with_20_solar_20_only.fairness_20_algorithm" style:display-name="PageStyle_results with solar only.fairness algorith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with_20_wind_20_and_20_solar.fairness_20_algorithm" style:display-name="PageStyle_results with wind and solar.fairness algorith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ew_20_algorithm.wind_20_and_20_solar" style:display-name="PageStyle_new algorithm.wind and sol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nly_20_solar.new_20_algorithm" style:display-name="PageStyle_only solar.new algorith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nly_20_wind.new_20_algorithm" style:display-name="PageStyle_only wind.new algorith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25T15:28:46.409737916</dc:date>
    <meta:editing-duration>PT7M36S</meta:editing-duration>
    <meta:editing-cycles>2</meta:editing-cycles>
    <meta:document-statistic meta:table-count="7" meta:cell-count="118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214cm" svg:height="8.996cm" xlink:href=".." xlink:type="simple" chart:class="chart:line" chart:column-mapping="0 1" chart:style-name="ch1">
        <chart:legend chart:legend-position="end" svg:x="9.61cm" svg:y="3.502cm" style:legend-expansion="high" chart:style-name="ch2"/>
        <chart:plot-area chart:style-name="ch3" table:cell-range-address="Sheet1.A3:Sheet1.A26 Sheet1.B1:Sheet1.D25" chart:data-source-has-labels="both" svg:x="0.304cm" svg:y="0.179cm" svg:width="9.002cm" svg:height="8.638cm">
          <chartooo:coordinate-region svg:x="0.914cm" svg:y="0.179cm" svg:width="8.392cm" svg:height="7.308cm"/>
          <chart:axis chart:dimension="x" chart:name="primary-x" chart:style-name="ch4" chartooo:axis-type="text">
            <chart:categories table:cell-range-address="Sheet1.A3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2:Sheet1.C25" chart:label-cell-address="Sheet1.C1:Sheet1.C1" chart:class="chart:line">
            <chart:data-point chart:repeated="24"/>
          </chart:series>
          <chart:series chart:style-name="ch9" chart:values-cell-range-address="Sheet1.D2:Sheet1.D25" chart:label-cell-address="Sheet1.D1:Sheet1.D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Household Load</text:p>
                <draw:g>
                  <svg:desc>Sheet1.B1:Sheet1.B1</svg:desc>
                </draw:g>
              </table:table-cell>
              <table:table-cell office:value-type="string">
                <text:p>Total Commercial Load</text:p>
                <draw:g>
                  <svg:desc>Sheet1.C1:Sheet1.C1</svg:desc>
                </draw:g>
              </table:table-cell>
              <table:table-cell office:value-type="string">
                <text:p>Total Household + Commercial Lo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:00</text:p>
                <draw:g>
                  <svg:desc>Sheet1.A3:Sheet1.A26</svg:desc>
                </draw:g>
              </table:table-cell>
              <table:table-cell office:value-type="float" office:value="0.86">
                <text:p>0.86</text:p>
                <draw:g>
                  <svg:desc>Sheet1.B2:Sheet1.B25</svg:desc>
                </draw:g>
              </table:table-cell>
              <table:table-cell office:value-type="float" office:value="0.33">
                <text:p>0.33</text:p>
                <draw:g>
                  <svg:desc>Sheet1.C2:Sheet1.C25</svg:desc>
                </draw:g>
              </table:table-cell>
              <table:table-cell office:value-type="float" office:value="1.19">
                <text:p>1.19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61">
                <text:p>0.61</text:p>
              </table:table-cell>
              <table:table-cell office:value-type="float" office:value="0.33">
                <text:p>0.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6">
                <text:p>0.46</text:p>
              </table:table-cell>
              <table:table-cell office:value-type="float" office:value="0.33">
                <text:p>0.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43">
                <text:p>0.43</text:p>
              </table:table-cell>
              <table:table-cell office:value-type="float" office:value="0.33">
                <text:p>0.3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7">
                <text:p>0.67</text:p>
              </table:table-cell>
              <table:table-cell office:value-type="float" office:value="0.84">
                <text:p>0.8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12">
                <text:p>1.12</text:p>
              </table:table-cell>
              <table:table-cell office:value-type="float" office:value="0.95">
                <text:p>0.9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.25">
                <text:p>1.25</text:p>
              </table:table-cell>
              <table:table-cell office:value-type="float" office:value="1.08">
                <text:p>1.0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.28">
                <text:p>1.28</text:p>
              </table:table-cell>
              <table:table-cell office:value-type="float" office:value="1.08">
                <text:p>1.0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.26">
                <text:p>1.26</text:p>
              </table:table-cell>
              <table:table-cell office:value-type="float" office:value="1.08">
                <text:p>1.0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0.88">
                <text:p>0.88</text:p>
              </table:table-cell>
              <table:table-cell office:value-type="float" office:value="1.08">
                <text:p>1.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0.86">
                <text:p>0.86</text:p>
              </table:table-cell>
              <table:table-cell office:value-type="float" office:value="1.08">
                <text:p>1.0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0.8">
                <text:p>0.8</text:p>
              </table:table-cell>
              <table:table-cell office:value-type="float" office:value="1.08">
                <text:p>1.0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.79">
                <text:p>1.79</text:p>
              </table:table-cell>
              <table:table-cell office:value-type="float" office:value="0.69">
                <text:p>0.6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.69">
                <text:p>2.69</text:p>
              </table:table-cell>
              <table:table-cell office:value-type="float" office:value="0.6">
                <text:p>0.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4.06">
                <text:p>4.06</text:p>
              </table:table-cell>
              <table:table-cell office:value-type="float" office:value="0.64">
                <text:p>0.6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5.22">
                <text:p>5.22</text:p>
              </table:table-cell>
              <table:table-cell office:value-type="float" office:value="0.64">
                <text:p>0.64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4.91">
                <text:p>4.91</text:p>
              </table:table-cell>
              <table:table-cell office:value-type="float" office:value="0.64">
                <text:p>0.6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.15">
                <text:p>3.15</text:p>
              </table:table-cell>
              <table:table-cell office:value-type="float" office:value="0.48">
                <text:p>0.4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Total kWh/day</text:p>
              </table:table-cell>
              <table:table-cell office:value-type="float" office:value="1.55">
                <text:p>1.55</text:p>
              </table:table-cell>
              <table:table-cell office:value-type="float" office:value="0.33">
                <text:p>0.33</text:p>
              </table:table-cell>
              <table:table-cell office:value-type="float" office:value="1.87">
                <text:p>1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594cm" svg:height="6.509cm" xlink:href=".." xlink:type="simple" chart:class="chart:line" chart:style-name="ch1">
        <chart:legend chart:legend-position="end" svg:x="7.546cm" svg:y="2.06cm" style:legend-expansion="high" chart:style-name="ch2"/>
        <chart:plot-area chart:style-name="ch3" table:cell-range-address="'new algorithm.wind and solar'.D1:'new algorithm.wind and solar'.F25" chart:data-source-has-labels="row" svg:x="0.251cm" svg:y="0.13cm" svg:width="7.044cm" svg:height="6.249cm">
          <chartooo:coordinate-region svg:x="0.872cm" svg:y="0.13cm" svg:width="6.423cm" svg:height="5.2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ew algorithm.wind and solar'.D2:'new algorithm.wind and solar'.D25" chart:label-cell-address="'new algorithm.wind and solar'.D1:'new algorithm.wind and solar'.D1" chart:class="chart:line">
            <chart:data-point chart:repeated="24"/>
          </chart:series>
          <chart:series chart:style-name="ch8" chart:values-cell-range-address="'new algorithm.wind and solar'.E2:'new algorithm.wind and solar'.E25" chart:label-cell-address="'new algorithm.wind and solar'.E1:'new algorithm.wind and solar'.E1" chart:class="chart:line">
            <chart:data-point chart:repeated="24"/>
          </chart:series>
          <chart:series chart:style-name="ch9" chart:values-cell-range-address="'new algorithm.wind and solar'.F2:'new algorithm.wind and solar'.F25" chart:label-cell-address="'new algorithm.wind and solar'.F1:'new algorithm.wind and solar'.F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new algorithm.wind and solar'.D1:'new algorithm.wind and solar'.D1</svg:desc>
                </draw:g>
              </table:table-cell>
              <table:table-cell office:value-type="string">
                <text:p>Customers with new  algorithm</text:p>
                <draw:g>
                  <svg:desc>'new algorithm.wind and solar'.E1:'new algorithm.wind and solar'.E1</svg:desc>
                </draw:g>
              </table:table-cell>
              <table:table-cell office:value-type="string">
                <text:p>Customers with fairness algorithm</text:p>
                <draw:g>
                  <svg:desc>'new algorithm.wind and solar'.F1:'new algorithm.wind and solar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new algorithm.wind and solar'.D2:'new algorithm.wind and solar'.D25</svg:desc>
                </draw:g>
              </table:table-cell>
              <table:table-cell office:value-type="float" office:value="8.465">
                <text:p>8.465</text:p>
                <draw:g>
                  <svg:desc>'new algorithm.wind and solar'.E2:'new algorithm.wind and solar'.E25</svg:desc>
                </draw:g>
              </table:table-cell>
              <table:table-cell office:value-type="float" office:value="8.482">
                <text:p>8.482</text:p>
                <draw:g>
                  <svg:desc>'new algorithm.wind and solar'.F2:'new algorithm.wind and solar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5.57">
                <text:p>5.57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5.047">
                <text:p>5.047</text:p>
              </table:table-cell>
              <table:table-cell office:value-type="float" office:value="5.062">
                <text:p>5.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3.789">
                <text:p>3.789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3.428">
                <text:p>3.428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5.231">
                <text:p>5.23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7.622">
                <text:p>7.622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1.566">
                <text:p>11.566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3.431">
                <text:p>13.431</text:p>
              </table:table-cell>
              <table:table-cell office:value-type="float" office:value="12.818">
                <text:p>12.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3.769">
                <text:p>13.769</text:p>
              </table:table-cell>
              <table:table-cell office:value-type="float" office:value="13.123">
                <text:p>13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3.969">
                <text:p>13.969</text:p>
              </table:table-cell>
              <table:table-cell office:value-type="float" office:value="13.314">
                <text:p>13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2.572">
                <text:p>12.57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2.853">
                <text:p>12.853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03">
                <text:p>13.803</text:p>
              </table:table-cell>
              <table:table-cell office:value-type="float" office:value="13.819">
                <text:p>13.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38">
                <text:p>13.38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628">
                <text:p>14.628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4">
                <text:p>17.784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52">
                <text:p>23.552</text:p>
              </table:table-cell>
              <table:table-cell office:value-type="float" office:value="23.553">
                <text:p>23.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788">
                <text:p>39.788</text:p>
              </table:table-cell>
              <table:table-cell office:value-type="float" office:value="39.788">
                <text:p>39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161cm" svg:height="8.996cm" xlink:href=".." xlink:type="simple" chart:class="chart:line" chart:style-name="ch1">
        <chart:legend chart:legend-position="end" svg:x="9.372cm" svg:y="3.502cm" style:legend-expansion="high" chart:style-name="ch2"/>
        <chart:plot-area chart:style-name="ch3" table:cell-range-address="'only solar.new algorithm'.A1:'only solar.new algorithm'.C25" chart:data-source-has-labels="row" svg:x="0.303cm" svg:y="0.179cm" svg:width="8.766cm" svg:height="8.638cm">
          <chartooo:coordinate-region svg:x="0.924cm" svg:y="0.179cm" svg:width="8.145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nly solar.new algorithm'.A2:'only solar.new algorithm'.A25" chart:label-cell-address="'only solar.new algorithm'.A1:'only solar.new algorithm'.A1" chart:class="chart:line">
            <chart:data-point chart:repeated="24"/>
          </chart:series>
          <chart:series chart:style-name="ch8" chart:values-cell-range-address="'only solar.new algorithm'.B2:'only solar.new algorithm'.B25" chart:label-cell-address="'only solar.new algorithm'.B1:'only solar.new algorithm'.B1" chart:class="chart:line">
            <chart:data-point chart:repeated="24"/>
          </chart:series>
          <chart:series chart:style-name="ch9" chart:values-cell-range-address="'only solar.new algorithm'.C2:'only solar.new algorithm'.C25" chart:label-cell-address="'only solar.new algorithm'.C1:'only solar.new algorithm'.C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only solar.new algorithm'.A1:'only solar.new algorithm'.A1</svg:desc>
                </draw:g>
              </table:table-cell>
              <table:table-cell office:value-type="string">
                <text:p>producers with new algorithm</text:p>
                <draw:g>
                  <svg:desc>'only solar.new algorithm'.B1:'only solar.new algorithm'.B1</svg:desc>
                </draw:g>
              </table:table-cell>
              <table:table-cell office:value-type="string">
                <text:p>producers with fairness algorithm</text:p>
                <draw:g>
                  <svg:desc>'only solar.new algorithm'.C1:'only solar.new algorith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nly solar.new algorithm'.A2:'only solar.new algorithm'.A25</svg:desc>
                </draw:g>
              </table:table-cell>
              <table:table-cell office:value-type="float" office:value="0">
                <text:p>0</text:p>
                <draw:g>
                  <svg:desc>'only solar.new algorithm'.B2:'only solar.new algorithm'.B25</svg:desc>
                </draw:g>
              </table:table-cell>
              <table:table-cell office:value-type="float" office:value="0">
                <text:p>0</text:p>
                <draw:g>
                  <svg:desc>'only solar.new algorithm'.C2:'only solar.new algorithm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7">
                <text:p>0.277</text:p>
              </table:table-cell>
              <table:table-cell office:value-type="float" office:value="0.4747">
                <text:p>0.4747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7">
                <text:p>1.557</text:p>
              </table:table-cell>
              <table:table-cell office:value-type="float" office:value="2.684">
                <text:p>2.684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9">
                <text:p>3.39</text:p>
              </table:table-cell>
              <table:table-cell office:value-type="float" office:value="4.219">
                <text:p>4.219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61">
                <text:p>4.361</text:p>
              </table:table-cell>
              <table:table-cell office:value-type="float" office:value="6.394">
                <text:p>6.39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07">
                <text:p>5.207</text:p>
              </table:table-cell>
              <table:table-cell office:value-type="float" office:value="8.204">
                <text:p>8.204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56">
                <text:p>5.656</text:p>
              </table:table-cell>
              <table:table-cell office:value-type="float" office:value="9.902">
                <text:p>9.902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8">
                <text:p>5.78</text:p>
              </table:table-cell>
              <table:table-cell office:value-type="float" office:value="10.348">
                <text:p>10.348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38">
                <text:p>5.638</text:p>
              </table:table-cell>
              <table:table-cell office:value-type="float" office:value="10.145">
                <text:p>10.145</text:p>
              </table:table-cell>
              <table:table-cell office:value-type="float" office:value="9.494">
                <text:p>9.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36">
                <text:p>5.136</text:p>
              </table:table-cell>
              <table:table-cell office:value-type="float" office:value="9.338">
                <text:p>9.338</text:p>
              </table:table-cell>
              <table:table-cell office:value-type="float" office:value="8.666">
                <text:p>8.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7">
                <text:p>4.247</text:p>
              </table:table-cell>
              <table:table-cell office:value-type="float" office:value="7.838">
                <text:p>7.838</text:p>
              </table:table-cell>
              <table:table-cell office:value-type="float" office:value="7.176">
                <text:p>7.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1">
                <text:p>2.961</text:p>
              </table:table-cell>
              <table:table-cell office:value-type="float" office:value="5.695">
                <text:p>5.695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4">
                <text:p>0.234</text:p>
              </table:table-cell>
              <table:table-cell office:value-type="float" office:value="0.505">
                <text:p>0.505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05cm" svg:height="8.996cm" xlink:href=".." xlink:type="simple" chart:class="chart:line" chart:style-name="ch1">
        <chart:legend chart:legend-position="end" svg:x="9.08cm" svg:y="3.304cm" style:legend-expansion="high" chart:style-name="ch2"/>
        <chart:plot-area chart:style-name="ch3" table:cell-range-address="'only solar.new algorithm'.D1:'only solar.new algorithm'.F25" chart:data-source-has-labels="row" svg:x="0.292cm" svg:y="0.179cm" svg:width="8.496cm" svg:height="8.638cm">
          <chartooo:coordinate-region svg:x="0.913cm" svg:y="0.179cm" svg:width="7.875cm" svg:height="7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nly solar.new algorithm'.D2:'only solar.new algorithm'.D25" chart:label-cell-address="'only solar.new algorithm'.D1:'only solar.new algorithm'.D1" chart:class="chart:line">
            <chart:data-point chart:repeated="24"/>
          </chart:series>
          <chart:series chart:style-name="ch8" chart:values-cell-range-address="'only solar.new algorithm'.E2:'only solar.new algorithm'.E25" chart:label-cell-address="'only solar.new algorithm'.E1:'only solar.new algorithm'.E1" chart:class="chart:line">
            <chart:data-point chart:repeated="24"/>
          </chart:series>
          <chart:series chart:style-name="ch9" chart:values-cell-range-address="'only solar.new algorithm'.F2:'only solar.new algorithm'.F25" chart:label-cell-address="'only solar.new algorithm'.F1:'only solar.new algorithm'.F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only solar.new algorithm'.D1:'only solar.new algorithm'.D1</svg:desc>
                </draw:g>
              </table:table-cell>
              <table:table-cell office:value-type="string">
                <text:p>Customers with new algorithm</text:p>
                <draw:g>
                  <svg:desc>'only solar.new algorithm'.E1:'only solar.new algorithm'.E1</svg:desc>
                </draw:g>
              </table:table-cell>
              <table:table-cell office:value-type="string">
                <text:p>Customers with fairness algorithm</text:p>
                <draw:g>
                  <svg:desc>'only solar.new algorithm'.F1:'only solar.new algorith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only solar.new algorithm'.D2:'only solar.new algorithm'.D25</svg:desc>
                </draw:g>
              </table:table-cell>
              <table:table-cell office:value-type="float" office:value="8.535">
                <text:p>8.535</text:p>
                <draw:g>
                  <svg:desc>'only solar.new algorithm'.E2:'only solar.new algorithm'.E25</svg:desc>
                </draw:g>
              </table:table-cell>
              <table:table-cell office:value-type="float" office:value="8.535">
                <text:p>8.535</text:p>
                <draw:g>
                  <svg:desc>'only solar.new algorithm'.F2:'only solar.new algorithm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5.666">
                <text:p>5.666</text:p>
              </table:table-cell>
              <table:table-cell office:value-type="float" office:value="5.666">
                <text:p>5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4.225">
                <text:p>4.225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4.291">
                <text:p>4.291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3.428">
                <text:p>3.428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5.234">
                <text:p>5.234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7.644">
                <text:p>7.644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1.566">
                <text:p>11.566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3.512">
                <text:p>13.512</text:p>
              </table:table-cell>
              <table:table-cell office:value-type="float" office:value="12.894">
                <text:p>12.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3.86">
                <text:p>13.86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4.151">
                <text:p>14.151</text:p>
              </table:table-cell>
              <table:table-cell office:value-type="float" office:value="13.479">
                <text:p>13.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2.572">
                <text:p>12.57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2.853">
                <text:p>12.853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03">
                <text:p>13.803</text:p>
              </table:table-cell>
              <table:table-cell office:value-type="float" office:value="13.819">
                <text:p>13.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8">
                <text:p>17.788</text:p>
              </table:table-cell>
              <table:table-cell office:value-type="float" office:value="17.788">
                <text:p>17.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98">
                <text:p>23.598</text:p>
              </table:table-cell>
              <table:table-cell office:value-type="float" office:value="23.598">
                <text:p>23.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807">
                <text:p>39.807</text:p>
              </table:table-cell>
              <table:table-cell office:value-type="float" office:value="39.807">
                <text:p>39.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372cm" svg:height="8.996cm" xlink:href=".." xlink:type="simple" chart:class="chart:line" chart:style-name="ch1">
        <chart:legend chart:legend-position="end" svg:x="9.636cm" svg:y="3.502cm" style:legend-expansion="high" chart:style-name="ch2"/>
        <chart:plot-area chart:style-name="ch3" table:cell-range-address="'only wind.new algorithm'.A1:'only wind.new algorithm'.C25" chart:data-source-has-labels="row" svg:x="1.005cm" svg:y="0.178cm" svg:width="8.697cm" svg:height="7.791cm">
          <chartooo:coordinate-region svg:x="1.732cm" svg:y="0.378cm" svg:width="7.97cm" svg:height="6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nly wind.new algorithm'.A2:'only wind.new algorithm'.A25" chart:label-cell-address="'only wind.new algorithm'.A1:'only wind.new algorithm'.A1" chart:class="chart:line">
            <chart:data-point chart:repeated="24"/>
          </chart:series>
          <chart:series chart:style-name="ch8" chart:values-cell-range-address="'only wind.new algorithm'.B2:'only wind.new algorithm'.B25" chart:label-cell-address="'only wind.new algorithm'.B1:'only wind.new algorithm'.B1" chart:class="chart:line">
            <chart:data-point chart:repeated="24"/>
          </chart:series>
          <chart:series chart:style-name="ch9" chart:values-cell-range-address="'only wind.new algorithm'.C2:'only wind.new algorithm'.C25" chart:label-cell-address="'only wind.new algorithm'.C1:'only wind.new algorithm'.C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only wind.new algorithm'.A1:'only wind.new algorithm'.A1</svg:desc>
                </draw:g>
              </table:table-cell>
              <table:table-cell office:value-type="string">
                <text:p>producers new algorithm</text:p>
                <draw:g>
                  <svg:desc>'only wind.new algorithm'.B1:'only wind.new algorithm'.B1</svg:desc>
                </draw:g>
              </table:table-cell>
              <table:table-cell office:value-type="string">
                <text:p>producers with fairness algorithm</text:p>
                <draw:g>
                  <svg:desc>'only wind.new algorithm'.C1:'only wind.new algorith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'only wind.new algorithm'.A2:'only wind.new algorithm'.A25</svg:desc>
                </draw:g>
              </table:table-cell>
              <table:table-cell office:value-type="float" office:value="0.677">
                <text:p>0.677</text:p>
                <draw:g>
                  <svg:desc>'only wind.new algorithm'.B2:'only wind.new algorithm'.B25</svg:desc>
                </draw:g>
              </table:table-cell>
              <table:table-cell office:value-type="float" office:value="0.695">
                <text:p>0.695</text:p>
                <draw:g>
                  <svg:desc>'only wind.new algorithm'.C2:'only wind.new algorithm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463">
                <text:p>0.46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1">
                <text:p>0.131</text:p>
              </table:table-cell>
              <table:table-cell office:value-type="float" office:value="0.248">
                <text:p>0.24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1.16">
                <text:p>1.1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026">
                <text:p>0.0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27">
                <text:p>0.2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">
                <text:p>0.11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">
                <text:p>0.127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3">
                <text:p>0.243</text:p>
              </table:table-cell>
              <table:table-cell office:value-type="float" office:value="0.521">
                <text:p>0.521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">
                <text:p>0.175</text:p>
              </table:table-cell>
              <table:table-cell office:value-type="float" office:value="0.376">
                <text:p>0.37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0.0722">
                <text:p>0.072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1">
                <text:p>0.0191</text:p>
              </table:table-cell>
              <table:table-cell office:value-type="float" office:value="0.041">
                <text:p>0.0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5">
                <text:p>0.295</text:p>
              </table:table-cell>
              <table:table-cell office:value-type="float" office:value="0.64">
                <text:p>0.6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108cm" svg:height="8.996cm" xlink:href=".." xlink:type="simple" chart:class="chart:line" chart:style-name="ch1">
        <chart:legend chart:legend-position="end" svg:x="9.266cm" svg:y="3.502cm" style:legend-expansion="high" chart:style-name="ch2"/>
        <chart:plot-area chart:style-name="ch3" table:cell-range-address="'only wind.new algorithm'.D1:'only wind.new algorithm'.F25" chart:data-source-has-labels="row" svg:x="0.302cm" svg:y="0.179cm" svg:width="8.662cm" svg:height="8.638cm">
          <chartooo:coordinate-region svg:x="0.923cm" svg:y="0.179cm" svg:width="8.041cm" svg:height="7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nly wind.new algorithm'.D2:'only wind.new algorithm'.D25" chart:label-cell-address="'only wind.new algorithm'.D1:'only wind.new algorithm'.D1" chart:class="chart:line">
            <chart:data-point chart:repeated="24"/>
          </chart:series>
          <chart:series chart:style-name="ch8" chart:values-cell-range-address="'only wind.new algorithm'.E2:'only wind.new algorithm'.E25" chart:label-cell-address="'only wind.new algorithm'.E1:'only wind.new algorithm'.E1" chart:class="chart:line">
            <chart:data-point chart:repeated="24"/>
          </chart:series>
          <chart:series chart:style-name="ch9" chart:values-cell-range-address="'only wind.new algorithm'.F2:'only wind.new algorithm'.F25" chart:label-cell-address="'only wind.new algorithm'.F1:'only wind.new algorithm'.F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only wind.new algorithm'.D1:'only wind.new algorithm'.D1</svg:desc>
                </draw:g>
              </table:table-cell>
              <table:table-cell office:value-type="string">
                <text:p>customers new algorithm</text:p>
                <draw:g>
                  <svg:desc>'only wind.new algorithm'.E1:'only wind.new algorithm'.E1</svg:desc>
                </draw:g>
              </table:table-cell>
              <table:table-cell office:value-type="string">
                <text:p>customers with fairness algorithm</text:p>
                <draw:g>
                  <svg:desc>'only wind.new algorithm'.F1:'only wind.new algorith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only wind.new algorithm'.D2:'only wind.new algorithm'.D25</svg:desc>
                </draw:g>
              </table:table-cell>
              <table:table-cell office:value-type="float" office:value="8.465">
                <text:p>8.465</text:p>
                <draw:g>
                  <svg:desc>'only wind.new algorithm'.E2:'only wind.new algorithm'.E25</svg:desc>
                </draw:g>
              </table:table-cell>
              <table:table-cell office:value-type="float" office:value="8.482">
                <text:p>8.482</text:p>
                <draw:g>
                  <svg:desc>'only wind.new algorithm'.F2:'only wind.new algorithm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5.57">
                <text:p>5.57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5.178">
                <text:p>5.178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4.927">
                <text:p>4.927</text:p>
              </table:table-cell>
              <table:table-cell office:value-type="float" office:value="4.947">
                <text:p>4.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5.451">
                <text:p>5.451</text:p>
              </table:table-cell>
              <table:table-cell office:value-type="float" office:value="5.451">
                <text:p>5.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7.458">
                <text:p>7.458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10.799">
                <text:p>10.79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4.847">
                <text:p>14.847</text:p>
              </table:table-cell>
              <table:table-cell office:value-type="float" office:value="14.847">
                <text:p>14.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6.619">
                <text:p>16.619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6.832">
                <text:p>16.832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6.738">
                <text:p>16.738</text:p>
              </table:table-cell>
              <table:table-cell office:value-type="float" office:value="16.738">
                <text:p>16.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4.058">
                <text:p>14.058</text:p>
              </table:table-cell>
              <table:table-cell office:value-type="float" office:value="14.058">
                <text:p>14.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43">
                <text:p>13.843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38">
                <text:p>13.38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598">
                <text:p>14.598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4">
                <text:p>17.784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49">
                <text:p>23.549</text:p>
              </table:table-cell>
              <table:table-cell office:value-type="float" office:value="23.553">
                <text:p>23.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511">
                <text:p>39.511</text:p>
              </table:table-cell>
              <table:table-cell office:value-type="float" office:value="39.788">
                <text:p>39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293cm" svg:height="8.864cm" xlink:href=".." xlink:type="simple" chart:class="chart:line" chart:style-name="ch1">
        <chart:legend chart:legend-position="end" svg:x="11.594cm" svg:y="3.635cm" style:legend-expansion="high" chart:style-name="ch2"/>
        <chart:plot-area chart:style-name="ch3" table:cell-range-address="Sheet1.A2:Sheet1.A25 Sheet1.E1:Sheet1.G25" chart:data-source-has-labels="both" svg:x="1.174cm" svg:y="-0.022cm" svg:width="10.197cm" svg:height="7.199cm">
          <chartooo:coordinate-region svg:x="2.166cm" svg:y="0.177cm" svg:width="9.205cm" svg:height="5.87cm"/>
          <chart:axis chart:dimension="x" chart:name="primary-x" chart:style-name="ch4" chartooo:axis-type="text"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5" chart:label-cell-address="Sheet1.E1:Sheet1.E1" chart:class="chart:line">
            <chart:data-point chart:repeated="24"/>
          </chart:series>
          <chart:series chart:style-name="ch8" chart:values-cell-range-address="Sheet1.F2:Sheet1.F25" chart:label-cell-address="Sheet1.F1:Sheet1.F1" chart:class="chart:line">
            <chart:data-point chart:repeated="24"/>
          </chart:series>
          <chart:series chart:style-name="ch9" chart:values-cell-range-address="Sheet1.G2:Sheet1.G25" chart:label-cell-address="Sheet1.G1:Sheet1.G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</text:p>
                <draw:g>
                  <svg:desc>Sheet1.E1:Sheet1.E1</svg:desc>
                </draw:g>
              </table:table-cell>
              <table:table-cell office:value-type="string">
                <text:p>solar actual</text:p>
                <draw:g>
                  <svg:desc>Sheet1.F1:Sheet1.F1</svg:desc>
                </draw:g>
              </table:table-cell>
              <table:table-cell office:value-type="string">
                <text:p>total produc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:Sheet1.A25</svg:desc>
                </draw:g>
              </table:table-cell>
              <table:table-cell office:value-type="float" office:value="104.31">
                <text:p>104.31</text:p>
                <draw:g>
                  <svg:desc>Sheet1.E2:Sheet1.E25</svg:desc>
                </draw:g>
              </table:table-cell>
              <table:table-cell office:value-type="float" office:value="0">
                <text:p>0</text:p>
                <draw:g>
                  <svg:desc>Sheet1.F2:Sheet1.F25</svg:desc>
                </draw:g>
              </table:table-cell>
              <table:table-cell office:value-type="float" office:value="104.31">
                <text:p>104.31</text:p>
                <draw:g>
                  <svg:desc>Sheet1.G2:Sheet1.G25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77.99">
                <text:p>77.99</text:p>
              </table:table-cell>
              <table:table-cell office:value-type="float" office:value="0">
                <text:p>0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42.58">
                <text:p>42.58</text:p>
              </table:table-cell>
              <table:table-cell office:value-type="float" office:value="90">
                <text:p>90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04.78">
                <text:p>204.78</text:p>
              </table:table-cell>
              <table:table-cell office:value-type="float" office:value="506">
                <text:p>506</text:p>
              </table:table-cell>
              <table:table-cell office:value-type="float" office:value="710.78">
                <text:p>710.78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1017">
                <text:p>101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.83">
                <text:p>3.83</text:p>
              </table:table-cell>
              <table:table-cell office:value-type="float" office:value="1417">
                <text:p>1417</text:p>
              </table:table-cell>
              <table:table-cell office:value-type="float" office:value="1420.83">
                <text:p>1420.83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42.11">
                <text:p>42.11</text:p>
              </table:table-cell>
              <table:table-cell office:value-type="float" office:value="1692">
                <text:p>1692</text:p>
              </table:table-cell>
              <table:table-cell office:value-type="float" office:value="1734.11">
                <text:p>1734.11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">
                <text:p>0</text:p>
              </table:table-cell>
              <table:table-cell office:value-type="float" office:value="1838">
                <text:p>1838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37.8">
                <text:p>37.8</text:p>
              </table:table-cell>
              <table:table-cell office:value-type="float" office:value="1878">
                <text:p>1878</text:p>
              </table:table-cell>
              <table:table-cell office:value-type="float" office:value="1915.8">
                <text:p>1915.8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41.15">
                <text:p>41.15</text:p>
              </table:table-cell>
              <table:table-cell office:value-type="float" office:value="1832">
                <text:p>1832</text:p>
              </table:table-cell>
              <table:table-cell office:value-type="float" office:value="1873.15">
                <text:p>1873.15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78.95">
                <text:p>78.95</text:p>
              </table:table-cell>
              <table:table-cell office:value-type="float" office:value="1669">
                <text:p>1669</text:p>
              </table:table-cell>
              <table:table-cell office:value-type="float" office:value="1747.95">
                <text:p>1747.9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0">
                <text:p>0</text:p>
              </table:table-cell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0">
                <text:p>0</text:p>
              </table:table-cell>
              <table:table-cell office:value-type="float" office:value="962">
                <text:p>96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56.94">
                <text:p>56.94</text:p>
              </table:table-cell>
              <table:table-cell office:value-type="float" office:value="0">
                <text:p>0</text:p>
              </table:table-cell>
              <table:table-cell office:value-type="float" office:value="56.94">
                <text:p>56.9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0.53">
                <text:p>10.53</text:p>
              </table:table-cell>
              <table:table-cell office:value-type="float" office:value="0">
                <text:p>0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6.22">
                <text:p>6.22</text:p>
              </table:table-cell>
              <table:table-cell office:value-type="float" office:value="0">
                <text:p>0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9.57">
                <text:p>9.57</text:p>
              </table:table-cell>
              <table:table-cell office:value-type="float" office:value="0">
                <text:p>0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45.45">
                <text:p>45.45</text:p>
              </table:table-cell>
              <table:table-cell office:value-type="float" office:value="0">
                <text:p>0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483cm" svg:height="5.08cm" xlink:href=".." xlink:type="simple" chart:class="chart:line" chart:style-name="ch1">
        <chart:legend chart:legend-position="end" svg:x="7.228cm" svg:y="1.793cm" style:legend-expansion="high" chart:style-name="ch2"/>
        <chart:plot-area chart:style-name="ch3" table:cell-range-address="'Results only with wind.fairness algorith'.A1:'Results only with wind.fairness algorith'.B25" chart:data-source-has-labels="row" svg:x="0.229cm" svg:y="0.101cm" svg:width="6.77cm" svg:height="4.878cm">
          <chartooo:coordinate-region svg:x="0.956cm" svg:y="0.101cm" svg:width="6.043cm" svg:height="3.8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only with wind.fairness algorith'.A2:'Results only with wind.fairness algorith'.A25" chart:label-cell-address="'Results only with wind.fairness algorith'.A1:'Results only with wind.fairness algorith'.A1" chart:class="chart:line">
            <chart:data-point chart:repeated="24"/>
          </chart:series>
          <chart:series chart:style-name="ch8" chart:values-cell-range-address="'Results only with wind.fairness algorith'.B2:'Results only with wind.fairness algorith'.B25" chart:label-cell-address="'Results only with wind.fairness algorith'.B1:'Results only with wind.fairness algorith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Results only with wind.fairness algorith'.A1:'Results only with wind.fairness algorith'.A1</svg:desc>
                </draw:g>
              </table:table-cell>
              <table:table-cell office:value-type="string">
                <text:p>producers with fairness algorithm</text:p>
                <draw:g>
                  <svg:desc>'Results only with wind.fairness algorith'.B1:'Results only with wind.fairness algorith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'Results only with wind.fairness algorith'.A2:'Results only with wind.fairness algorith'.A25</svg:desc>
                </draw:g>
              </table:table-cell>
              <table:table-cell office:value-type="float" office:value="0.695">
                <text:p>0.695</text:p>
                <draw:g>
                  <svg:desc>'Results only with wind.fairness algorith'.B2:'Results only with wind.fairness algorith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1">
                <text:p>0.13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">
                <text:p>0.1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">
                <text:p>0.12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3">
                <text:p>0.243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">
                <text:p>0.175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1">
                <text:p>0.019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5">
                <text:p>0.295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631cm" svg:height="6.112cm" xlink:href=".." xlink:type="simple" chart:class="chart:line" chart:style-name="ch1">
        <chart:legend chart:legend-position="end" svg:x="5.562cm" svg:y="2.309cm" style:legend-expansion="high" chart:style-name="ch2"/>
        <chart:plot-area chart:style-name="ch3" table:cell-range-address="'Results only with wind.fairness algorith'.C1:'Results only with wind.fairness algorith'.D25" chart:data-source-has-labels="row" svg:x="0.192cm" svg:y="0.122cm" svg:width="5.178cm" svg:height="5.868cm">
          <chartooo:coordinate-region svg:x="0.813cm" svg:y="0.122cm" svg:width="4.557cm" svg:height="4.8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only with wind.fairness algorith'.C2:'Results only with wind.fairness algorith'.C25" chart:label-cell-address="'Results only with wind.fairness algorith'.C1:'Results only with wind.fairness algorith'.C1" chart:class="chart:line">
            <chart:data-point chart:repeated="24"/>
          </chart:series>
          <chart:series chart:style-name="ch8" chart:values-cell-range-address="'Results only with wind.fairness algorith'.D2:'Results only with wind.fairness algorith'.D25" chart:label-cell-address="'Results only with wind.fairness algorith'.D1:'Results only with wind.fairness algorith'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Results only with wind.fairness algorith'.C1:'Results only with wind.fairness algorith'.C1</svg:desc>
                </draw:g>
              </table:table-cell>
              <table:table-cell office:value-type="string">
                <text:p>customers with fairness algorithm</text:p>
                <draw:g>
                  <svg:desc>'Results only with wind.fairness algorith'.D1:'Results only with wind.fairness algorith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Results only with wind.fairness algorith'.C2:'Results only with wind.fairness algorith'.C25</svg:desc>
                </draw:g>
              </table:table-cell>
              <table:table-cell office:value-type="float" office:value="8.482">
                <text:p>8.482</text:p>
                <draw:g>
                  <svg:desc>'Results only with wind.fairness algorith'.D2:'Results only with wind.fairness algorith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4.947">
                <text:p>4.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5.451">
                <text:p>5.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4.847">
                <text:p>14.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6.738">
                <text:p>16.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4.058">
                <text:p>14.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53">
                <text:p>23.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788">
                <text:p>39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218cm" svg:height="6.509cm" xlink:href=".." xlink:type="simple" chart:class="chart:line" chart:style-name="ch1">
        <chart:legend chart:legend-position="end" svg:x="6.963cm" svg:y="2.507cm" style:legend-expansion="high" chart:style-name="ch2"/>
        <chart:plot-area chart:style-name="ch3" table:cell-range-address="'results with solar only.fairness algorithm'.A1:'results with solar only.fairness algorithm'.B25" chart:data-source-has-labels="row" svg:x="0.224cm" svg:y="0.13cm" svg:width="6.515cm" svg:height="6.249cm">
          <chartooo:coordinate-region svg:x="0.845cm" svg:y="0.13cm" svg:width="5.894cm" svg:height="5.2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with solar only.fairness algorithm'.A2:'results with solar only.fairness algorithm'.A25" chart:label-cell-address="'results with solar only.fairness algorithm'.A1:'results with solar only.fairness algorithm'.A1" chart:class="chart:line">
            <chart:data-point chart:repeated="24"/>
          </chart:series>
          <chart:series chart:style-name="ch8" chart:values-cell-range-address="'results with solar only.fairness algorithm'.B2:'results with solar only.fairness algorithm'.B25" chart:label-cell-address="'results with solar only.fairness algorithm'.B1:'results with solar only.fairness algorithm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results with solar only.fairness algorithm'.A1:'results with solar only.fairness algorithm'.A1</svg:desc>
                </draw:g>
              </table:table-cell>
              <table:table-cell office:value-type="string">
                <text:p>producers with fairness algorithm</text:p>
                <draw:g>
                  <svg:desc>'results with solar only.fairness algorithm'.B1:'results with solar only.fairness algorithm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ults with solar only.fairness algorithm'.A2:'results with solar only.fairness algorithm'.A25</svg:desc>
                </draw:g>
              </table:table-cell>
              <table:table-cell office:value-type="float" office:value="0">
                <text:p>0</text:p>
                <draw:g>
                  <svg:desc>'results with solar only.fairness algorithm'.B2:'results with solar only.fairness algorithm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7">
                <text:p>0.277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7">
                <text:p>1.557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9">
                <text:p>3.39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61">
                <text:p>4.361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07">
                <text:p>5.207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56">
                <text:p>5.656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8">
                <text:p>5.78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38">
                <text:p>5.638</text:p>
              </table:table-cell>
              <table:table-cell office:value-type="float" office:value="9.494">
                <text:p>9.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36">
                <text:p>5.136</text:p>
              </table:table-cell>
              <table:table-cell office:value-type="float" office:value="8.666">
                <text:p>8.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7">
                <text:p>4.247</text:p>
              </table:table-cell>
              <table:table-cell office:value-type="float" office:value="7.176">
                <text:p>7.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1">
                <text:p>2.961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4">
                <text:p>0.234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16cm" svg:height="5.847cm" xlink:href=".." xlink:type="simple" chart:class="chart:line" chart:style-name="ch1">
        <chart:legend chart:legend-position="end" svg:x="6.091cm" svg:y="2.176cm" style:legend-expansion="high" chart:style-name="ch2"/>
        <chart:plot-area chart:style-name="ch3" table:cell-range-address="'results with solar only.fairness algorithm'.C1:'results with solar only.fairness algorithm'.D25" chart:data-source-has-labels="row" svg:x="0.203cm" svg:y="0.116cm" svg:width="5.685cm" svg:height="5.615cm">
          <chartooo:coordinate-region svg:x="0.824cm" svg:y="0.116cm" svg:width="5.064cm" svg:height="4.6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with solar only.fairness algorithm'.C2:'results with solar only.fairness algorithm'.C25" chart:label-cell-address="'results with solar only.fairness algorithm'.C1:'results with solar only.fairness algorithm'.C1" chart:class="chart:line">
            <chart:data-point chart:repeated="24"/>
          </chart:series>
          <chart:series chart:style-name="ch8" chart:values-cell-range-address="'results with solar only.fairness algorithm'.D2:'results with solar only.fairness algorithm'.D25" chart:label-cell-address="'results with solar only.fairness algorithm'.D1:'results with solar only.fairness algorithm'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results with solar only.fairness algorithm'.C1:'results with solar only.fairness algorithm'.C1</svg:desc>
                </draw:g>
              </table:table-cell>
              <table:table-cell office:value-type="string">
                <text:p>Customers with fairness algorithm</text:p>
                <draw:g>
                  <svg:desc>'results with solar only.fairness algorithm'.D1:'results with solar only.fairness algorithm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results with solar only.fairness algorithm'.C2:'results with solar only.fairness algorithm'.C25</svg:desc>
                </draw:g>
              </table:table-cell>
              <table:table-cell office:value-type="float" office:value="8.535">
                <text:p>8.535</text:p>
                <draw:g>
                  <svg:desc>'results with solar only.fairness algorithm'.D2:'results with solar only.fairness algorithm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5.666">
                <text:p>5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2.894">
                <text:p>12.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3.479">
                <text:p>13.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19">
                <text:p>13.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632">
                <text:p>14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8">
                <text:p>17.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98">
                <text:p>23.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807">
                <text:p>39.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06cm" svg:height="5.715cm" xlink:href=".." xlink:type="simple" chart:class="chart:line" chart:style-name="ch1">
        <chart:legend chart:legend-position="end" svg:x="6.805cm" svg:y="2.11cm" style:legend-expansion="high" chart:style-name="ch2"/>
        <chart:plot-area chart:style-name="ch3" table:cell-range-address="'results with wind and solar.fairness algorithm'.A1:'results with wind and solar.fairness algorithm'.B25" chart:data-source-has-labels="row" svg:x="0.221cm" svg:y="0.114cm" svg:width="6.363cm" svg:height="5.487cm">
          <chartooo:coordinate-region svg:x="0.842cm" svg:y="0.114cm" svg:width="5.742cm" svg:height="4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with wind and solar.fairness algorithm'.A2:'results with wind and solar.fairness algorithm'.A25" chart:label-cell-address="'results with wind and solar.fairness algorithm'.A1:'results with wind and solar.fairness algorithm'.A1" chart:class="chart:line">
            <chart:data-point chart:repeated="24"/>
          </chart:series>
          <chart:series chart:style-name="ch8" chart:values-cell-range-address="'results with wind and solar.fairness algorithm'.B2:'results with wind and solar.fairness algorithm'.B25" chart:label-cell-address="'results with wind and solar.fairness algorithm'.B1:'results with wind and solar.fairness algorithm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results with wind and solar.fairness algorithm'.A1:'results with wind and solar.fairness algorithm'.A1</svg:desc>
                </draw:g>
              </table:table-cell>
              <table:table-cell office:value-type="string">
                <text:p>producers with fairness algorithm</text:p>
                <draw:g>
                  <svg:desc>'results with wind and solar.fairness algorithm'.B1:'results with wind and solar.fairness algorithm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'results with wind and solar.fairness algorithm'.A2:'results with wind and solar.fairness algorithm'.A25</svg:desc>
                </draw:g>
              </table:table-cell>
              <table:table-cell office:value-type="float" office:value="NaN">
                <text:p>NaN</text:p>
                <draw:g>
                  <svg:desc>'results with wind and solar.fairness algorithm'.B2:'results with wind and solar.fairness algorithm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8">
                <text:p>0.408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87">
                <text:p>2.187</text:p>
              </table:table-cell>
              <table:table-cell office:value-type="float" office:value="3.653">
                <text:p>3.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8">
                <text:p>3.438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73">
                <text:p>4.373</text:p>
              </table:table-cell>
              <table:table-cell office:value-type="float" office:value="6.492">
                <text:p>6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37">
                <text:p>5.337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56">
                <text:p>5.656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96">
                <text:p>5.896</text:p>
              </table:table-cell>
              <table:table-cell office:value-type="float" office:value="9.919">
                <text:p>9.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65">
                <text:p>5.765</text:p>
              </table:table-cell>
              <table:table-cell office:value-type="float" office:value="9.703">
                <text:p>9.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79">
                <text:p>5.379</text:p>
              </table:table-cell>
              <table:table-cell office:value-type="float" office:value="9.067">
                <text:p>9.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7">
                <text:p>4.247</text:p>
              </table:table-cell>
              <table:table-cell office:value-type="float" office:value="7.176">
                <text:p>7.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1">
                <text:p>2.961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4">
                <text:p>0.234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">
                <text:p>0.175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">
                <text:p>0.01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5">
                <text:p>0.295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366cm" svg:height="5.609cm" xlink:href=".." xlink:type="simple" chart:class="chart:line" chart:style-name="ch1">
        <chart:legend chart:legend-position="end" svg:x="5.297cm" svg:y="2.057cm" style:legend-expansion="high" chart:style-name="ch2"/>
        <chart:plot-area chart:style-name="ch3" table:cell-range-address="'results with wind and solar.fairness algorithm'.C1:'results with wind and solar.fairness algorithm'.D25" chart:data-source-has-labels="row" svg:x="0.187cm" svg:y="0.112cm" svg:width="4.923cm" svg:height="5.385cm">
          <chartooo:coordinate-region svg:x="0.808cm" svg:y="0.112cm" svg:width="4.302cm" svg:height="4.3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with wind and solar.fairness algorithm'.C2:'results with wind and solar.fairness algorithm'.C25" chart:label-cell-address="'results with wind and solar.fairness algorithm'.C1:'results with wind and solar.fairness algorithm'.C1" chart:class="chart:line">
            <chart:data-point chart:repeated="24"/>
          </chart:series>
          <chart:series chart:style-name="ch8" chart:values-cell-range-address="'results with wind and solar.fairness algorithm'.D2:'results with wind and solar.fairness algorithm'.D25" chart:label-cell-address="'results with wind and solar.fairness algorithm'.D1:'results with wind and solar.fairness algorithm'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'results with wind and solar.fairness algorithm'.C1:'results with wind and solar.fairness algorithm'.C1</svg:desc>
                </draw:g>
              </table:table-cell>
              <table:table-cell office:value-type="string">
                <text:p>Customers with fairness algorithm</text:p>
                <draw:g>
                  <svg:desc>'results with wind and solar.fairness algorithm'.D1:'results with wind and solar.fairness algorithm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35">
                <text:p>8.535</text:p>
                <draw:g>
                  <svg:desc>'results with wind and solar.fairness algorithm'.C2:'results with wind and solar.fairness algorithm'.C25</svg:desc>
                </draw:g>
              </table:table-cell>
              <table:table-cell office:value-type="float" office:value="8.482">
                <text:p>8.482</text:p>
                <draw:g>
                  <svg:desc>'results with wind and solar.fairness algorithm'.D2:'results with wind and solar.fairness algorithm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66">
                <text:p>5.666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6">
                <text:p>5.236</text:p>
              </table:table-cell>
              <table:table-cell office:value-type="float" office:value="5.062">
                <text:p>5.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36">
                <text:p>5.236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51">
                <text:p>5.451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59">
                <text:p>7.45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3">
                <text:p>10.83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7">
                <text:p>14.847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64">
                <text:p>16.64</text:p>
              </table:table-cell>
              <table:table-cell office:value-type="float" office:value="12.818">
                <text:p>12.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55">
                <text:p>16.855</text:p>
              </table:table-cell>
              <table:table-cell office:value-type="float" office:value="13.123">
                <text:p>13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84">
                <text:p>16.784</text:p>
              </table:table-cell>
              <table:table-cell office:value-type="float" office:value="13.314">
                <text:p>13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32">
                <text:p>14.63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58">
                <text:p>14.058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43">
                <text:p>13.843</text:p>
              </table:table-cell>
              <table:table-cell office:value-type="float" office:value="13.819">
                <text:p>13.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3">
                <text:p>13.413</text:p>
              </table:table-cell>
              <table:table-cell office:value-type="float" office:value="13.391">
                <text:p>13.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32">
                <text:p>14.632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788">
                <text:p>17.788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598">
                <text:p>23.598</text:p>
              </table:table-cell>
              <table:table-cell office:value-type="float" office:value="23.553">
                <text:p>23.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711">
                <text:p>33.711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031">
                <text:p>42.031</text:p>
              </table:table-cell>
              <table:table-cell office:value-type="float" office:value="42.031">
                <text:p>42.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807">
                <text:p>39.807</text:p>
              </table:table-cell>
              <table:table-cell office:value-type="float" office:value="39.788">
                <text:p>39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08">
                <text:p>26.108</text:p>
              </table:table-cell>
              <table:table-cell office:value-type="float" office:value="26.108">
                <text:p>26.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13">
                <text:p>13.413</text:p>
              </table:table-cell>
              <table:table-cell office:value-type="float" office:value="13.413">
                <text:p>13.4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83cm" svg:height="6.085cm" xlink:href=".." xlink:type="simple" chart:class="chart:line" chart:style-name="ch1">
        <chart:legend chart:legend-position="end" svg:x="7.202cm" svg:y="1.848cm" style:legend-expansion="high" chart:style-name="ch2"/>
        <chart:plot-area chart:style-name="ch3" table:cell-range-address="'new algorithm.wind and solar'.A1:'new algorithm.wind and solar'.C25" chart:data-source-has-labels="row" svg:x="0.229cm" svg:y="0.121cm" svg:width="6.744cm" svg:height="5.843cm">
          <chartooo:coordinate-region svg:x="0.85cm" svg:y="0.121cm" svg:width="6.123cm" svg:height="4.8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ew algorithm.wind and solar'.A2:'new algorithm.wind and solar'.A25" chart:label-cell-address="'new algorithm.wind and solar'.A1:'new algorithm.wind and solar'.A1" chart:class="chart:line">
            <chart:data-point chart:repeated="24"/>
          </chart:series>
          <chart:series chart:style-name="ch8" chart:values-cell-range-address="'new algorithm.wind and solar'.B2:'new algorithm.wind and solar'.B25" chart:label-cell-address="'new algorithm.wind and solar'.B1:'new algorithm.wind and solar'.B1" chart:class="chart:line">
            <chart:data-point chart:repeated="24"/>
          </chart:series>
          <chart:series chart:style-name="ch9" chart:values-cell-range-address="'new algorithm.wind and solar'.C2:'new algorithm.wind and solar'.C25" chart:label-cell-address="'new algorithm.wind and solar'.C1:'new algorithm.wind and solar'.C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ducers </text:p>
                <draw:g>
                  <svg:desc>'new algorithm.wind and solar'.A1:'new algorithm.wind and solar'.A1</svg:desc>
                </draw:g>
              </table:table-cell>
              <table:table-cell office:value-type="string">
                <text:p>producers with new algorithm</text:p>
                <draw:g>
                  <svg:desc>'new algorithm.wind and solar'.B1:'new algorithm.wind and solar'.B1</svg:desc>
                </draw:g>
              </table:table-cell>
              <table:table-cell office:value-type="string">
                <text:p>producers with fairness algorithm</text:p>
                <draw:g>
                  <svg:desc>'new algorithm.wind and solar'.C1:'new algorithm.wind and sola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'new algorithm.wind and solar'.A2:'new algorithm.wind and solar'.A25</svg:desc>
                </draw:g>
              </table:table-cell>
              <table:table-cell office:value-type="float" office:value="NaN">
                <text:p>NaN</text:p>
                <draw:g>
                  <svg:desc>'new algorithm.wind and solar'.B2:'new algorithm.wind and solar'.B25</svg:desc>
                </draw:g>
              </table:table-cell>
              <table:table-cell office:value-type="float" office:value="NaN">
                <text:p>NaN</text:p>
                <draw:g>
                  <svg:desc>'new algorithm.wind and solar'.C2:'new algorithm.wind and solar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463">
                <text:p>0.46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8">
                <text:p>0.408</text:p>
              </table:table-cell>
              <table:table-cell office:value-type="float" office:value="0.762">
                <text:p>0.76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87">
                <text:p>2.187</text:p>
              </table:table-cell>
              <table:table-cell office:value-type="float" office:value="3.652">
                <text:p>3.652</text:p>
              </table:table-cell>
              <table:table-cell office:value-type="float" office:value="3.653">
                <text:p>3.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8">
                <text:p>3.438</text:p>
              </table:table-cell>
              <table:table-cell office:value-type="float" office:value="4.526">
                <text:p>4.526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73">
                <text:p>4.373</text:p>
              </table:table-cell>
              <table:table-cell office:value-type="float" office:value="6.403">
                <text:p>6.403</text:p>
              </table:table-cell>
              <table:table-cell office:value-type="float" office:value="6.492">
                <text:p>6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37">
                <text:p>5.337</text:p>
              </table:table-cell>
              <table:table-cell office:value-type="float" office:value="8.311">
                <text:p>8.311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56">
                <text:p>5.656</text:p>
              </table:table-cell>
              <table:table-cell office:value-type="float" office:value="9.902">
                <text:p>9.902</text:p>
              </table:table-cell>
              <table:table-cell office:value-type="float" office:value="9.489">
                <text:p>9.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96">
                <text:p>5.896</text:p>
              </table:table-cell>
              <table:table-cell office:value-type="float" office:value="10.532">
                <text:p>10.532</text:p>
              </table:table-cell>
              <table:table-cell office:value-type="float" office:value="9.919">
                <text:p>9.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65">
                <text:p>5.765</text:p>
              </table:table-cell>
              <table:table-cell office:value-type="float" office:value="10.349">
                <text:p>10.349</text:p>
              </table:table-cell>
              <table:table-cell office:value-type="float" office:value="9.703">
                <text:p>9.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79">
                <text:p>5.379</text:p>
              </table:table-cell>
              <table:table-cell office:value-type="float" office:value="9.723">
                <text:p>9.723</text:p>
              </table:table-cell>
              <table:table-cell office:value-type="float" office:value="9.067">
                <text:p>9.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7">
                <text:p>4.247</text:p>
              </table:table-cell>
              <table:table-cell office:value-type="float" office:value="7.838">
                <text:p>7.838</text:p>
              </table:table-cell>
              <table:table-cell office:value-type="float" office:value="7.176">
                <text:p>7.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1">
                <text:p>2.961</text:p>
              </table:table-cell>
              <table:table-cell office:value-type="float" office:value="5.695">
                <text:p>5.695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4">
                <text:p>0.234</text:p>
              </table:table-cell>
              <table:table-cell office:value-type="float" office:value="0.505">
                <text:p>0.505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">
                <text:p>0.175</text:p>
              </table:table-cell>
              <table:table-cell office:value-type="float" office:value="0.376">
                <text:p>0.37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">
                <text:p>0.019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5">
                <text:p>0.295</text:p>
              </table:table-cell>
              <table:table-cell office:value-type="float" office:value="0.64">
                <text:p>0.6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  <table:table-cell office:value-type="float" office:value="0.306">
                <text:p>0.30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